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1710a" officeooo:paragraph-rsid="0011710a"/>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officeooo:rsid="0013c4f7" officeooo:paragraph-rsid="0013c4f7" style:font-style-asian="normal" style:font-style-complex="normal"/>
    </style:style>
    <style:style style:name="P4" style:family="paragraph" style:parent-style-name="Standard">
      <style:paragraph-properties fo:text-align="justify" style:justify-single-word="false"/>
      <style:text-properties style:text-position="0% 100%" fo:font-style="normal" officeooo:rsid="00155a1a" officeooo:paragraph-rsid="0013c8e1" style:font-style-asian="normal" style:font-style-complex="normal"/>
    </style:style>
    <style:style style:name="P5" style:family="paragraph" style:parent-style-name="Standard">
      <style:paragraph-properties fo:text-align="justify" style:justify-single-word="false"/>
      <style:text-properties officeooo:rsid="0011710a" officeooo:paragraph-rsid="0011710a"/>
    </style:style>
    <style:style style:name="P6" style:family="paragraph" style:parent-style-name="Standard">
      <style:paragraph-properties fo:text-align="justify" style:justify-single-word="false"/>
      <style:text-properties fo:font-style="italic" officeooo:rsid="001dd50f" officeooo:paragraph-rsid="001dd50f" style:font-style-asian="italic" style:font-style-complex="italic"/>
    </style:style>
    <style:style style:name="P7" style:family="paragraph" style:parent-style-name="Standard">
      <style:paragraph-properties fo:margin-left="0cm" fo:margin-right="0cm" fo:text-align="justify" style:justify-single-word="false" fo:text-indent="1.499cm" style:auto-text-indent="false"/>
      <style:text-properties fo:font-style="normal" officeooo:rsid="002493ab" officeooo:paragraph-rsid="002493ab" style:font-style-asian="normal" style:font-style-complex="normal"/>
    </style:style>
    <style:style style:name="P8" style:family="paragraph" style:parent-style-name="Standard">
      <style:paragraph-properties fo:margin-left="0cm" fo:margin-right="0cm" fo:text-align="justify" style:justify-single-word="false" fo:text-indent="1.499cm" style:auto-text-indent="false"/>
      <style:text-properties officeooo:rsid="001dd50f" officeooo:paragraph-rsid="001dd50f"/>
    </style:style>
    <style:style style:name="P9" style:family="paragraph" style:parent-style-name="Standard">
      <style:paragraph-properties fo:margin-left="0cm" fo:margin-right="0cm" fo:text-align="justify" style:justify-single-word="false" fo:text-indent="1.499cm" style:auto-text-indent="false"/>
      <style:text-properties officeooo:rsid="0021192e" officeooo:paragraph-rsid="0021192e"/>
    </style:style>
    <style:style style:name="P10" style:family="paragraph" style:parent-style-name="Standard">
      <style:paragraph-properties fo:margin-left="0cm" fo:margin-right="0cm" fo:text-align="justify" style:justify-single-word="false" fo:text-indent="1.499cm" style:auto-text-indent="false"/>
      <style:text-properties officeooo:rsid="0022d12d" officeooo:paragraph-rsid="00234165"/>
    </style:style>
    <style:style style:name="P11" style:family="paragraph" style:parent-style-name="Standard">
      <style:paragraph-properties fo:margin-left="0cm" fo:margin-right="0cm" fo:text-align="justify" style:justify-single-word="false" fo:text-indent="1.499cm" style:auto-text-indent="false"/>
      <style:text-properties officeooo:rsid="00234165" officeooo:paragraph-rsid="00234165"/>
    </style:style>
    <style:style style:name="P12" style:family="paragraph" style:parent-style-name="Standard">
      <style:paragraph-properties fo:margin-left="0cm" fo:margin-right="0cm" fo:text-align="justify" style:justify-single-word="false" fo:text-indent="1.499cm" style:auto-text-indent="false"/>
      <style:text-properties officeooo:rsid="002493ab" officeooo:paragraph-rsid="002493ab"/>
    </style:style>
    <style:style style:name="P13" style:family="paragraph" style:parent-style-name="Standard">
      <style:paragraph-properties fo:margin-left="0cm" fo:margin-right="0cm" fo:text-align="justify" style:justify-single-word="false" fo:text-indent="1.499cm" style:auto-text-indent="false"/>
      <style:text-properties officeooo:rsid="0024aa6b" officeooo:paragraph-rsid="0024aa6b"/>
    </style:style>
    <style:style style:name="P14" style:family="paragraph" style:parent-style-name="Standard">
      <style:paragraph-properties fo:margin-left="0cm" fo:margin-right="0cm" fo:text-align="justify" style:justify-single-word="false" fo:text-indent="1.499cm" style:auto-text-indent="false"/>
      <style:text-properties officeooo:rsid="0025b96c" officeooo:paragraph-rsid="0025b96c"/>
    </style:style>
    <style:style style:name="P15" style:family="paragraph" style:parent-style-name="Standard">
      <style:paragraph-properties fo:margin-left="0cm" fo:margin-right="0cm" fo:text-align="justify" style:justify-single-word="false" fo:text-indent="1.499cm" style:auto-text-indent="false"/>
      <style:text-properties officeooo:rsid="00266ec6" officeooo:paragraph-rsid="00266ec6"/>
    </style:style>
    <style:style style:name="P16" style:family="paragraph" style:parent-style-name="Standard">
      <loext:graphic-properties draw:fill="none"/>
      <style:paragraph-properties fo:margin-left="0cm" fo:margin-right="0cm" fo:text-align="justify" style:justify-single-word="false" fo:text-indent="1.499cm" style:auto-text-indent="false"/>
      <style:text-properties officeooo:rsid="00273dff" officeooo:paragraph-rsid="00273dff"/>
    </style:style>
    <style:style style:name="P17" style:family="paragraph" style:parent-style-name="Standard">
      <loext:graphic-properties draw:fill="none"/>
      <style:paragraph-properties fo:margin-left="0cm" fo:margin-right="0cm" fo:text-align="justify" style:justify-single-word="false" fo:text-indent="1.499cm" style:auto-text-indent="false"/>
      <style:text-properties style:text-position="0% 100%" fo:font-style="normal" officeooo:rsid="00273dff" officeooo:paragraph-rsid="00273dff" style:font-style-asian="normal" style:font-style-complex="normal"/>
    </style:style>
    <style:style style:name="P18" style:family="paragraph" style:parent-style-name="Standard" style:master-page-name="">
      <loext:graphic-properties draw:fill="none"/>
      <style:paragraph-properties fo:margin-left="0cm" fo:margin-right="0cm" fo:text-align="justify" style:justify-single-word="false" fo:text-indent="1.499cm" style:auto-text-indent="false" style:page-number="auto"/>
      <style:text-properties officeooo:rsid="00273dff" officeooo:paragraph-rsid="00273dff"/>
    </style:style>
    <style:style style:name="P19" style:family="paragraph" style:parent-style-name="Standard" style:master-page-name="">
      <loext:graphic-properties draw:fill="none"/>
      <style:paragraph-properties fo:margin-left="0cm" fo:margin-right="0cm" fo:text-align="justify" style:justify-single-word="false" fo:text-indent="1.499cm" style:auto-text-indent="false" style:page-number="auto"/>
      <style:text-properties style:text-position="0% 100%" fo:font-style="normal" officeooo:rsid="00273dff" officeooo:paragraph-rsid="00273dff"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text-properties officeooo:rsid="001dd50f" officeooo:paragraph-rsid="001dd50f"/>
    </style:style>
    <style:style style:name="P21" style:family="paragraph" style:parent-style-name="Standard">
      <style:paragraph-properties fo:margin-left="0cm" fo:margin-right="0cm" fo:text-align="justify" style:justify-single-word="false" fo:text-indent="0cm" style:auto-text-indent="false"/>
      <style:text-properties fo:font-style="italic" officeooo:rsid="001dd50f" officeooo:paragraph-rsid="001dd50f" style:font-style-asian="italic" style:font-style-complex="italic"/>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21192e" officeooo:paragraph-rsid="0021192e"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2493ab" officeooo:paragraph-rsid="002493ab" style:font-style-asian="italic" style:font-style-complex="italic"/>
    </style:style>
    <style:style style:name="P24" style:family="paragraph" style:parent-style-name="Standard" style:master-page-name="">
      <loext:graphic-properties draw:fill="none"/>
      <style:paragraph-properties fo:margin-left="1.499cm" fo:margin-right="0cm" fo:text-align="justify" style:justify-single-word="false" fo:text-indent="0cm" style:auto-text-indent="false" style:page-number="auto"/>
      <style:text-properties officeooo:rsid="00273dff" officeooo:paragraph-rsid="00273dff"/>
    </style:style>
    <style:style style:name="P25" style:family="paragraph" style:parent-style-name="Standard">
      <loext:graphic-properties draw:fill="none"/>
      <style:paragraph-properties fo:margin-left="1.499cm" fo:margin-right="0cm" fo:text-align="justify" style:justify-single-word="false" fo:text-indent="0cm" style:auto-text-indent="false"/>
      <style:text-properties officeooo:rsid="00273dff" officeooo:paragraph-rsid="00273dff"/>
    </style:style>
    <style:style style:name="P26" style:family="paragraph" style:parent-style-name="Standard" style:master-page-name="">
      <loext:graphic-properties draw:fill="none"/>
      <style:paragraph-properties fo:margin-left="1.499cm" fo:margin-right="0cm" fo:text-align="justify" style:justify-single-word="false" fo:text-indent="0cm" style:auto-text-indent="false" style:page-number="auto"/>
      <style:text-properties fo:color="#cc0066" officeooo:rsid="00273dff" officeooo:paragraph-rsid="00273dff"/>
    </style:style>
    <style:style style:name="P27" style:family="paragraph" style:parent-style-name="Standard" style:master-page-name="">
      <loext:graphic-properties draw:fill="none"/>
      <style:paragraph-properties fo:margin-left="1.199cm" fo:margin-right="0cm" fo:text-align="justify" style:justify-single-word="false" fo:text-indent="0cm" style:auto-text-indent="false" style:page-number="auto"/>
      <style:text-properties officeooo:rsid="00273dff" officeooo:paragraph-rsid="00273dff"/>
    </style:style>
    <style:style style:name="P28" style:family="paragraph" style:parent-style-name="Standard">
      <loext:graphic-properties draw:fill="none"/>
      <style:paragraph-properties fo:margin-left="1.199cm" fo:margin-right="0cm" fo:text-align="justify" style:justify-single-word="false" fo:text-indent="0cm" style:auto-text-indent="false"/>
      <style:text-properties officeooo:rsid="00273dff" officeooo:paragraph-rsid="00273dff"/>
    </style:style>
    <style:style style:name="T1" style:family="text">
      <style:text-properties fo:font-style="italic" style:font-style-asian="italic" style:font-style-complex="italic"/>
    </style:style>
    <style:style style:name="T2" style:family="text">
      <style:text-properties fo:font-style="italic" officeooo:rsid="0013c4f7" style:font-style-asian="italic" style:font-style-complex="italic"/>
    </style:style>
    <style:style style:name="T3" style:family="text">
      <style:text-properties fo:font-style="italic" officeooo:rsid="0011710a" style:font-style-asian="italic" style:font-style-complex="italic"/>
    </style:style>
    <style:style style:name="T4" style:family="text">
      <style:text-properties fo:font-style="italic" officeooo:rsid="0013113b" style:font-style-asian="italic" style:font-style-complex="italic"/>
    </style:style>
    <style:style style:name="T5" style:family="text">
      <style:text-properties fo:font-style="italic" officeooo:rsid="0013c8e1" style:font-style-asian="italic" style:font-style-complex="italic"/>
    </style:style>
    <style:style style:name="T6" style:family="text">
      <style:text-properties fo:font-style="italic" officeooo:rsid="00288ff4"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3c4f7" style:font-style-asian="normal" style:font-style-complex="normal"/>
    </style:style>
    <style:style style:name="T9" style:family="text">
      <style:text-properties fo:font-style="normal" officeooo:rsid="0011710a" style:font-style-asian="normal" style:font-style-complex="normal"/>
    </style:style>
    <style:style style:name="T10" style:family="text">
      <style:text-properties fo:font-style="normal" officeooo:rsid="0013113b" style:font-style-asian="normal" style:font-style-complex="normal"/>
    </style:style>
    <style:style style:name="T11" style:family="text">
      <style:text-properties fo:font-style="normal" officeooo:rsid="0013c8e1" style:font-style-asian="normal" style:font-style-complex="normal"/>
    </style:style>
    <style:style style:name="T12" style:family="text">
      <style:text-properties fo:font-style="normal" officeooo:rsid="001fc4f0" style:font-style-asian="normal" style:font-style-complex="normal"/>
    </style:style>
    <style:style style:name="T13" style:family="text">
      <style:text-properties fo:font-style="normal" officeooo:rsid="00288ff4" style:font-style-asian="normal" style:font-style-complex="normal"/>
    </style:style>
    <style:style style:name="T14" style:family="text">
      <style:text-properties style:text-position="super 58%" fo:font-style="normal" officeooo:rsid="0013c8e1" style:font-style-asian="normal" style:font-style-complex="normal"/>
    </style:style>
    <style:style style:name="T15" style:family="text">
      <style:text-properties style:text-position="0% 100%"/>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155a1a" style:font-style-asian="normal" style:font-style-complex="normal"/>
    </style:style>
    <style:style style:name="T18" style:family="text">
      <style:text-properties style:text-position="0% 100%" fo:font-style="normal" officeooo:rsid="00160049" style:font-style-asian="normal" style:font-style-complex="normal"/>
    </style:style>
    <style:style style:name="T19" style:family="text">
      <style:text-properties style:text-position="0% 100%" fo:font-style="normal" officeooo:rsid="00167747" style:font-style-asian="normal" style:font-style-complex="normal"/>
    </style:style>
    <style:style style:name="T20" style:family="text">
      <style:text-properties style:text-position="0% 100%" fo:font-style="normal" officeooo:rsid="00199bcd" style:font-style-asian="normal" style:font-style-complex="normal"/>
    </style:style>
    <style:style style:name="T21" style:family="text">
      <style:text-properties style:text-position="0% 100%" fo:font-style="normal" officeooo:rsid="0013c8e1" style:font-style-asian="normal" style:font-style-complex="normal"/>
    </style:style>
    <style:style style:name="T22" style:family="text">
      <style:text-properties style:text-position="0% 100%" fo:font-style="normal" officeooo:rsid="001fc4f0" style:font-style-asian="normal" style:font-style-complex="normal"/>
    </style:style>
    <style:style style:name="T23" style:family="text">
      <style:text-properties style:text-position="0% 100%" fo:font-style="normal" officeooo:rsid="0021192e" style:font-style-asian="normal" style:font-style-complex="normal"/>
    </style:style>
    <style:style style:name="T24" style:family="text">
      <style:text-properties style:text-position="0% 100%" fo:font-style="normal" officeooo:rsid="00157473" style:font-style-asian="normal" style:font-style-complex="normal"/>
    </style:style>
    <style:style style:name="T25" style:family="text">
      <style:text-properties style:text-position="0% 100%" fo:font-style="normal" officeooo:rsid="002271fa" style:font-style-asian="normal" style:font-style-complex="normal"/>
    </style:style>
    <style:style style:name="T26" style:family="text">
      <style:text-properties style:text-position="0% 100%" fo:font-style="normal" officeooo:rsid="00234165" style:font-style-asian="normal" style:font-style-complex="normal"/>
    </style:style>
    <style:style style:name="T27" style:family="text">
      <style:text-properties style:text-position="0% 100%" fo:font-style="normal" officeooo:rsid="002493ab" style:font-style-asian="normal" style:font-style-complex="normal"/>
    </style:style>
    <style:style style:name="T28" style:family="text">
      <style:text-properties style:text-position="0% 100%" fo:font-style="normal" officeooo:rsid="0017db70" style:font-style-asian="normal" style:font-style-complex="normal"/>
    </style:style>
    <style:style style:name="T29" style:family="text">
      <style:text-properties style:text-position="0% 100%" fo:font-style="normal" officeooo:rsid="0024aa6b" style:font-style-asian="normal" style:font-style-complex="normal"/>
    </style:style>
    <style:style style:name="T30" style:family="text">
      <style:text-properties style:text-position="0% 100%" fo:font-style="normal" officeooo:rsid="0025b96c" style:font-style-asian="normal" style:font-style-complex="normal"/>
    </style:style>
    <style:style style:name="T31" style:family="text">
      <style:text-properties style:text-position="0% 100%" fo:font-style="normal" officeooo:rsid="001b56eb" style:font-style-asian="normal" style:font-style-complex="normal"/>
    </style:style>
    <style:style style:name="T32" style:family="text">
      <style:text-properties style:text-position="0% 100%" fo:font-style="normal" officeooo:rsid="00266ec6" style:font-style-asian="normal" style:font-style-complex="normal"/>
    </style:style>
    <style:style style:name="T33" style:family="text">
      <style:text-properties style:text-position="0% 100%" fo:font-style="normal" officeooo:rsid="001c3a5b" style:font-style-asian="normal" style:font-style-complex="normal"/>
    </style:style>
    <style:style style:name="T34" style:family="text">
      <style:text-properties style:text-position="0% 100%" fo:font-style="italic" style:font-style-asian="italic" style:font-style-complex="italic"/>
    </style:style>
    <style:style style:name="T35" style:family="text">
      <style:text-properties style:text-position="0% 100%" fo:font-style="italic" officeooo:rsid="00155a1a" style:font-style-asian="italic" style:font-style-complex="italic"/>
    </style:style>
    <style:style style:name="T36" style:family="text">
      <style:text-properties style:text-position="0% 100%" fo:font-style="italic" officeooo:rsid="00167747" style:font-style-asian="italic" style:font-style-complex="italic"/>
    </style:style>
    <style:style style:name="T37" style:family="text">
      <style:text-properties style:text-position="0% 100%" fo:font-style="italic" officeooo:rsid="00199bcd" style:font-style-asian="italic" style:font-style-complex="italic"/>
    </style:style>
    <style:style style:name="T38" style:family="text">
      <style:text-properties style:text-position="0% 100%" fo:font-style="italic" officeooo:rsid="0013c8e1" style:font-style-asian="italic" style:font-style-complex="italic"/>
    </style:style>
    <style:style style:name="T39" style:family="text">
      <style:text-properties style:text-position="0% 100%" fo:font-style="italic" officeooo:rsid="001fc4f0" style:font-style-asian="italic" style:font-style-complex="italic"/>
    </style:style>
    <style:style style:name="T40" style:family="text">
      <style:text-properties style:text-position="0% 100%" fo:font-style="italic" officeooo:rsid="00157473" style:font-style-asian="italic" style:font-style-complex="italic"/>
    </style:style>
    <style:style style:name="T41" style:family="text">
      <style:text-properties style:text-position="0% 100%" fo:font-style="italic" officeooo:rsid="002271fa" style:font-style-asian="italic" style:font-style-complex="italic"/>
    </style:style>
    <style:style style:name="T42" style:family="text">
      <style:text-properties style:text-position="0% 100%" fo:font-style="italic" officeooo:rsid="00160049" style:font-style-asian="italic" style:font-style-complex="italic"/>
    </style:style>
    <style:style style:name="T43" style:family="text">
      <style:text-properties style:text-position="0% 100%" fo:font-style="italic" officeooo:rsid="00234165" style:font-style-asian="italic" style:font-style-complex="italic"/>
    </style:style>
    <style:style style:name="T44" style:family="text">
      <style:text-properties style:text-position="0% 100%" fo:font-style="italic" officeooo:rsid="002493ab" style:font-style-asian="italic" style:font-style-complex="italic"/>
    </style:style>
    <style:style style:name="T45" style:family="text">
      <style:text-properties style:text-position="0% 100%" fo:font-style="italic" officeooo:rsid="0017db70" style:font-style-asian="italic" style:font-style-complex="italic"/>
    </style:style>
    <style:style style:name="T46" style:family="text">
      <style:text-properties style:text-position="0% 100%" fo:font-style="italic" officeooo:rsid="0024aa6b" style:font-style-asian="italic" style:font-style-complex="italic"/>
    </style:style>
    <style:style style:name="T47" style:family="text">
      <style:text-properties style:text-position="0% 100%" fo:font-style="italic" officeooo:rsid="001b56eb" style:font-style-asian="italic" style:font-style-complex="italic"/>
    </style:style>
    <style:style style:name="T48" style:family="text">
      <style:text-properties style:text-position="0% 100%" fo:font-style="italic" officeooo:rsid="00266ec6" style:font-style-asian="italic" style:font-style-complex="italic"/>
    </style:style>
    <style:style style:name="T49" style:family="text">
      <style:text-properties style:text-position="0% 100%" fo:font-style="italic" officeooo:rsid="001c3a5b" style:font-style-asian="italic" style:font-style-complex="italic"/>
    </style:style>
    <style:style style:name="T50" style:family="text">
      <style:text-properties officeooo:rsid="0011710a"/>
    </style:style>
    <style:style style:name="T51" style:family="text">
      <style:text-properties fo:color="#cc0066"/>
    </style:style>
    <style:style style:name="T52" style:family="text">
      <style:text-properties fo:color="#cc0066" style:text-position="0% 100%" fo:font-style="normal" style:font-style-asian="normal" style:font-style-complex="normal"/>
    </style:style>
    <style:style style:name="T53" style:family="text">
      <style:text-properties fo:color="#cc0066" fo:font-style="italic" style:font-style-asian="italic" style:font-style-complex="italic"/>
    </style:style>
    <style:style style:name="T54" style:family="text">
      <style:text-properties fo:color="#cc0066" fo:font-style="normal" style:font-style-asian="normal" style:font-style-complex="normal"/>
    </style:style>
    <style:style style:name="T55" style:family="text">
      <style:text-properties officeooo:rsid="00288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vro SEGUNDO, PARTE 2. O SEGUNDO MILAGRE DA REALEZA INGLESA: OS ANÉIS MEDICINAIS (pp. 132-47) – NOTAS</text:p>
      <text:p text:style-name="P1"/>
      <text:p text:style-name="P1"/>
      <text:p text:style-name="P6">O RITO DOS ANÉIS NO SÉCULO XIV</text:p>
      <text:p text:style-name="P6"/>
      <text:p text:style-name="P8"><text:span text:style-name="T7">Na Idade Média, a cada ano na Sexta-feira Santa, os reis da Inglaterra, como todos os bons cristãos, veneravam a cruz. Na cabela do castelo em que residiam naquele momento, costumava-se erguer (ao menos no século XIV) uma cruz, a “cruz de Gneith”. Assim era chamada uma relíquia miraculosa que, aparentemente, Eduardo I conquistara aos galeses e na qual se acreditava estar inserido um pedaço do próprio lenho em que Cristo fora pregado. </text:span><text:span text:style-name="T50">{(1) Cf. </text:span><text:span text:style-name="T3">Liber quotidianus contrarotulatoris garderobae</text:span><text:span text:style-name="T9"> (Soc. of Antiquaries of London), in-4º, Londres, 1787, “Glossary”, p. 365; Hubert Hall, </text:span><text:span text:style-name="T3">The antiquities and curiosities of the Ex-chequer</text:span><text:span text:style-name="T9">, 2ª <text:s/>ed., in-12, Londres, 1898, p. 43.} </text:span><text:span text:style-name="T7">O rei postava-se a certa distância, prosternava-se e, sem levantar-se, aproximava-se lentamente da insígnia divina. Tal era a atitude que todos os liturgistas determinavam para esse ato. “É preciso”, diz Jean d'Avranches, “que nesse gesto de adoração o ventre se una ao solo; pois, segundo s. Agostinho em seu comentário sobre o Salmo 43, a genuflexão não é uma humilhação perfeita; mas naquele que se humilha unindo-se ao solo por inteiro não resta nada que permita um acréscimo de humilhação.” </text:span><text:span text:style-name="T9">{(2) Migne, </text:span><text:span text:style-name="T3">P. L., </text:span><text:span text:style-name="T9">t., 147, col. 51: “Adoration omnium ita fiat, ut uniuscuiusque venter in terra haereat; dum enim juxta Augustinum in psalmo XLIII genuflectitur, adhuc restat quod humilietur; qui autem sic humiliatur ut totus in terra haereat, nihil in eu amplius humiliatis restat”. Sobre esse rito, cf. J.D. Chamberts, </text:span><text:span text:style-name="T3">Divine worship in England in the thirtee</text:span><text:span text:style-name="T6">n</text:span><text:span text:style-name="T3">th and fourtheenth centuries</text:span><text:span text:style-name="T9">, in-4º, Londres, 1877, “Appendix”, p. XXXI, e E.K. Chambers, </text:span><text:span text:style-name="T3">The mediaeval stage</text:span><text:span text:style-name="T9">, II, p. 17, n. 3 (bibliografia).} </text:span><text:span text:style-name="T7">Uma curiosa miniatura de um manuscrito da Bibliothèque Nationale, contendo a vida de s. Luís por Guillaume de Saint-Pathus, </text:span><text:span text:style-name="T9">{(3) Lat. 5716, f. 63; reproduzido Joinville, ed. N. de Wailly, in-4º, 1874, p. 2.} </text:span><text:span text:style-name="T7">mostra o piedoso rei no mais consciencioso cumprimento desse rito, o qual os textos de língua inglesa, desde cedo, designam com a muito característica expressão </text:span><text:span text:style-name="T1">creeping to the cross</text:span><text:span text:style-name="T7">, “rastejar para a cruz”. </text:span><text:span text:style-name="T9">{(4) J. A. H. Murray, </text:span><text:span text:style-name="T3">A new English dictionary</text:span><text:span text:style-name="T9">, na palavra “creep” (o texto mais antigo data das proximidades de 1200).} </text:span><text:span text:style-name="T7">Até aí, portanto, nada que distinguisse do costume seguido na corte da Inglaterra os usos universalmente em vigor do mundo católico.</text:span></text:p>
      <text:p text:style-name="P8"><text:span text:style-name="T7">Mas no reinado dos Plantagenet, o mais tardar a partir de Eduardo II, o cerimonial da </text:span><text:span text:style-name="T1">Good Friday</text:span><text:span text:style-name="T7"> (assim se chama a Sexta-feira Santa por lá, ainda hoje) complicou-se, para os reis, com uma prática singular, que não pertencia ao ritual corrente. Eis o que se passava nesse dia na capela real, no tempo de Eduardo II e de seus sucessores, até Henrique V, inclusive.</text:span></text:p>
      <text:p text:style-name="P8"><text:span text:style-name="T7">Uma vez terminadas suas prosternações, o monarca inglês aproximava-se do altar e depositava ali, em oferenda, certa quantidade de ouro e de prata, na forma de valiosas moedas – florins, nobles {(*) O noble é uma antiga moeda de ouro inglesa, a qual também circulou na França. Até 1461, valia seis shillings e oito pence. (N.T.)} ou esterlinas. Em seguida, retomava-as (dizia-se que ele as “resgatava”), colocando em seu lugar uma soma equivalente em moedas quaisquer. Dos metais preciosos assim dados e quase imediatamente recuperados, o rei mandava então fazer anéis. Entende-se bem que esses anéis, última etapa de operações tão complicadas, não eram aros comuns. Eram considerados capazes de curar certas moléstias quem os usava. De quais moléstias exatamente? Os documentos mais antigos não são específicos: “anéis para ser dados como medicina a diversas pessoas”, diz um decreto de Eduardo II; </text:span><text:span text:style-name="T1">anuli medicinales</text:span><text:span text:style-name="T7"> [anéis </text:span><text:span text:style-name="T13">medicinais</text:span><text:span text:style-name="T7">], limitam-se a registrar as contas da chancelaria do palácio. No século XV, porém, aparecem alguns textos mais explícitos: vê-se ali que esses talismãs passavam por ser capazes de curar dores ou espasmos musculares e, mais particularmente, a epilepsia; daí o nome </text:span><text:span text:style-name="T1">cramp-rings</text:span><text:span text:style-name="T7">, anéis contra a cãibra, que se encontra aplicado a eles desde essa época e de que os historiadores ingleses servem-se ainda hoje para designá-los. Como se descobrirá dentro em pouco, o estudo da medicina popular comparada tende a provar que tais anéis são, desde a origem, tidos como especializados nesse determinado gênero de curas miraculosas. </text:span><text:span text:style-name="T9">{(5) </text:span><text:span text:style-name="T3">Household Ordinance d'York</text:span><text:span text:style-name="T9">, juin 1323: a melhor edição em T. F. </text:span><text:soft-page-break/><text:span text:style-name="T9">Tout, </text:span><text:span text:style-name="T3">The place of the reign of Eduard II in English history</text:span><text:span text:style-name="T9">, Manchester, 1914, p. 317: “Item le roi doit offrer de certein le jour de graunde venderdy a crouce v s., queux il est acustumez recivre divers lui a le mene le chapeleyn, a faire ent anulx a doner pur medicine a divers gentz, et a rementre autre v s.” [Na Sexta-feira Santa, o rei deve oferecer à cruz cinco shillings, os quais está acostumado a receber do capelão, para deles fazer anéis dados por remédio a diversas pessoas, e a repor outros cinco shillings]. Para as contas, que nos fornecem a melhor descrição do rito, ver aqui, p. 445. Cf. Murray, </text:span><text:span text:style-name="T3">loc. cit.</text:span><text:span text:style-name="T9">, na palavra “cramp-ring”.}</text:span></text:p>
      <text:p text:style-name="P8"><text:span text:style-name="T9">A</text:span><text:span text:style-name="T7">ssim, de certo modo esse rito estranho era complementar ao do toque, mas (diversamente deste) privativo da realeza inglesa; a França não oferece nada de análogo. Como explicar sua gênese?</text:span></text:p>
      <text:p text:style-name="P20"><text:span text:style-name="T7"/></text:p>
      <text:p text:style-name="P21">AS EXPLICAÇÕES LEGENDÁRIAS</text:p>
      <text:p text:style-name="P21"><text:span text:style-name="T7"/></text:p>
      <text:p text:style-name="P8"><text:span text:style-name="T7">Não é de surpreender que, quando a fé na virtude miraculosa dos </text:span><text:span text:style-name="T1">cramp-rings</text:span><text:span text:style-name="T7"> atingiu seu apogeu, tenham-se procurado para eles patronos legendários. A excelsa figura de José de Arimatéia (o discípulo ao qual, segundo os Evangelhos, coube a honra de sepultar o Crucificado) domina a história poética do cristianismo inglês. Pios autores afirmam que José de Arimatéia fora o primeiro a anunciar a Boa Nova aos povos da ilha de Britânia – crença lisonjeira a uma Igreja em busca de origens quase apostólicas. A partir da Idade Média, os romances da Távola Redonda haviam feito que tal história se tornasse familiar a um vasto público. Imaginou-se que essa prestigiosa personagem trouxera para a Inglaterra, junto com vários belos segredos retirados dos livros de Salomão, também a arte de curar os epilépticos por meio dos anéis. Pelo menos, essa foi a tradição (em suas origens, provavelmente inglesa) que o historiador espanhol Jacobus Valdesius, escrevendo em 1602, propagou. </text:span><text:span text:style-name="T9">{(6) Jacobus Valdesius, </text:span><text:span text:style-name="T3">De dignitate regum regnorunque Hispaniae</text:span><text:span text:style-name="T9">, in-4º, Granada, 1602, p. 140.} </text:span><text:span text:style-name="T7">Sem dúvida, não se julgará necessário discuti-la aqui.</text:span></text:p>
      <text:p text:style-name="P8"><text:span text:style-name="T7">Bem mais cedo, no mínimo desde o começo do século XVI, surgira outra tentativa de interpretação; ela visava a colocar sob a proteção de Eduardo, o Confessor, a cerimônia da Sexta-feira Santa. Coisa curiosa: em certo sentido, essa teoria ainda encontra adeptos entre os historiadores ingleses; não que hoje alguém admita que Eduardo tenha realmente possuído um anel curativo; mas de bom grado se acredita que, desde a origem do rito (seja qual for a data em que a situemos), os reis da Inglaterra pensavam que, ao cumpri-lo, estavam de alguma maneira imitando seu piedoso predecessor.</text:span></text:p>
      <text:p text:style-name="P8"><text:span text:style-name="T7">Isso porque um anel desempenhou o papel principal no mais célebre episódio da legenda do Confessor; eis, bastante resumido, esse relato, apresentado pela primeira vez na vida composta em 1163 pelo abade Ailred of Rievaulx. </text:span><text:span text:style-name="T10">{(7) Twysden, </text:span><text:span text:style-name="T4">Historiae Anglicanae scriptores</text:span><text:span text:style-name="T10">, X, col. 409; Migne, </text:span><text:span text:style-name="T4">P. L.</text:span><text:span text:style-name="T10">, t. 195, col. 769.} </text:span><text:span text:style-name="T7">Ao ser abordado por um mendigo, Eduardo quis dar-lhe uma esmola; encontrando vazia a bolsa, ele deu-lhe seu anel. Ora, sob os farrapos do indigente escondia-se s. João Evangelista. Passado algum tempo (ao final de sete anos, dizem alguns textos), dois peregrinos ingleses que seguiam viagem para a Palestina encontraram um belo velhinho: mais uma vez, era s. João; este entregou-lhes o anel, pedindo que o devolvessem a seu soberano e lhe anunciassem que ele, o rei Eduardo, em breve estaria na morada dos eleitos. Esse pequeno conto poético, ao qual alguns hagiógrafos muito a par dos segredos do outro mundo acrescentaram novos e sedutores enfeites, </text:span><text:span text:style-name="T10">{(8) </text:span><text:span text:style-name="T4">Analecta Bollandiana</text:span><text:span text:style-name="T10">, 1923, pp. 58 ss.} </text:span><text:span text:style-name="T7">foi extremamente popular: na Inglaterra e até mesmo no continente, escultores, miniaturistas, pintores, vidreiros, ornamentistas de todo o tipo reproduziram-no a não mais poder. </text:span><text:span text:style-name="T10">{(9) Certo número de obras de arte foi indicado por John Dart, </text:span><text:span text:style-name="T4">Westmonasterium</text:span><text:span text:style-name="T10">, I, Londres, in-fólio, 1742, p. 51, e por Waterton, “On a remarkable incident”, pp. 105 ss. (a miniatura do século XIII, reproduzida por Waterton em face da p. 103, foi também mostrada mais recentemente por Hubert Hall, </text:span><text:span text:style-name="T4">Court life under the Plantagenets</text:span><text:span text:style-name="T10">, Londres, 1902, pl. VII). Sem pretender ser completo, pode-se acrescentar à enumeração deles: 1º, um vitral da igreja de Ludlow (mencionado por W. Jones, </text:span><text:span text:style-name="T4">Finger-ring lore</text:span><text:span text:style-name="T10">, p. 118, n. 1); 2º, um azulejo de faiança na Chapter House da Westminter Abbey, reproduzido por Kunz, </text:span><text:span text:style-name="T4">Rings for the finger</text:span><text:span text:style-name="T10">, p. 342/ 3º, duas tapeçarias do começo do século XIII (?), hoje perdidas, executadas para Westminster (</text:span><text:span text:style-name="T4">Notes and </text:span><text:soft-page-break/><text:span text:style-name="T4">documents relating to Westminster Abbey</text:span><text:span text:style-name="T10">, nº 2: </text:span><text:span text:style-name="T4">The history of Westminster Abbey by John Flete</text:span><text:span text:style-name="T10">, ec. J. A. Robinson, Cambridge, 1909, pp. 28-9); 4º, na França, um vitral da catedral de Amiens, do século XIII (G. Durand, </text:span><text:span text:style-name="T4">Monographe de la cathédrale d'Amiens</text:span><text:span text:style-name="T10">, I, p. 550). Conserva-se </text:span><text:span text:style-name="T8">na biblioteca da Universidade de Cambridge, sob o código Ee III 59, um manuscrito do século XIII que contém um poema francês, a </text:span><text:span text:style-name="T2">Estoire de seint Aedward le Rei</text:span><text:span text:style-name="T8">, dedicado à rainha Leonor, mulher de Henrique III. Três miniaturas (já assinaladas por Waterton e sumariamente descritas por Luard, </text:span><text:span text:style-name="T2">Lives of Edward the Confessor</text:span><text:span text:style-name="T8">, p. 16) são consagradas à legenda do anel. Outra, do mesmo manuscrito (reproduzida por Crawfurd, “Cramp-rings”, pl. XXXIX), representa doentes a aproximar-se das relíquias do santo; sobre o relicário vêem-se duas estatuetas: uma com o rei estendendo o anel, e a outra com s. João como peregrino. Não sei se essa pequena pintura dá uma imagem exata do relicário doado por Henrique III a Westminster e derretido no reinado de Henrique VIII. Para outras obras de arte consagradas à mesma legenda, hoje perdidas, ver também a nota seguinte.} </text:span><text:span text:style-name="T7">Henrique III, o qual dedicava ao último dos reis anglo-saxões uma devoção especial (deu a seu filho mais velho o nome Eduardo, até aquela época estranho à onomástica das dinastias normandas e angevinas), mandara que o encontro dos dois santos fosse pintado nas paredes da capela de St. John, na Torre de Londres. Eduardo II, por sua vez, ofereceu à abadia de Westminster (no dia em que se sagrou rei) duas estatuetas de ouro que representavam (uma) o príncipe a estender o anel e (a outra) o falso mendigo a aprontar-se para recebê-lo. </text:span><text:span text:style-name="T8">{(10) Encomenda de Henrique III: John Stow, </text:span><text:span text:style-name="T2">A survey of the cities of London and Westminster</text:span><text:span text:style-name="T8">, I, Londres, 1720, p. 69. Para Eduardi II, Dart, </text:span><text:span text:style-name="T2">loc. cit.</text:span><text:span text:style-name="T8">} </text:span><text:span text:style-name="T7">Na verdade, Westminster era o lugar adequado a tal oferenda: ali, não apenas se venerava o túmulo de s. Eduardo, mas também os monges mostravam aos fiéis um anel que em 1163 havia sido tirado do dedo do santo corpo, quando de seu traslado para novo cofre, </text:span><text:span text:style-name="T8">{(11) Pelo menos é o que afirma John Flete em sua</text:span><text:span text:style-name="T2"> História de Westminster</text:span><text:span text:style-name="T8">, ec. J. A. Robinson (</text:span><text:span text:style-name="T2">Notes and documents relating to Westminster Abbey</text:span><text:span text:style-name="T8">, 2), p. 71. A bem dizer, Flete é um autor tardio; foi monge em Westminster de 1420 a 1425; mas a tradição que divulga é muito verossímil; ela concorda com o testemunho de Osbert de Clare, o qual, escrevendo em 139, assinalava que Eduardo fora enterrado com seu anel: </text:span><text:span text:style-name="T2">Analecta Bollandiana</text:span><text:span text:style-name="T8">, 1923, p 122, l. 1.} </text:span><text:span text:style-name="T7">e que comumente era considerado o mesmo anel aceito e depois devolvido pelo Evangelista. Por volta de 1400, um sermonário chamado John Mirk dizia a seus ouvintes, depois de ter-lhes contado a famosa história: “Se alguém quer uma prova de que as coisas realmente aconteceram assim, então que esse alguém vá a Westminster; verá ali o anel que durante sete anos esteve no Paraíso”. </text:span><text:span text:style-name="T11">{(12) </text:span><text:span text:style-name="T5">Mirk's Festial</text:span><text:span text:style-name="T11">, ed. Th. Erbe, </text:span><text:span text:style-name="T5">Early English Text Society, Extra Series</text:span><text:span text:style-name="T11">, XCVI, p. 149: “Then whoso lust to have this preuet sothe, go he to Westminstyr; and ther he may se the same ryng that was seuen yere yn paradys”. Finalmente, sobre o autor, ver Gordon Hall Gerould, </text:span><text:span text:style-name="T5">Saints' legends</text:span><text:span text:style-name="T11">, in-12, Boston e Nova York, 1916, pp. 184 ss.} </text:span><text:span text:style-name="T7">Mas, entre os tão numerosos textos que mencionam essa preciosa relíquia, nenhum, até o período relativamente recente, indica que se atribuísse a ela um poder curativo especial. Aliás, nada no cerimonial régio da Sexta-feira Santa jamais evocou nem s. Eduardo nem s. João. Para poder relacionar o Confessor aos </text:span><text:span text:style-name="T1">cramp-rings</text:span><text:span text:style-name="T7">, é necessário chegar ao humanista italiano Polidoro Vergilio, que, a serviço e a pedido dos reis Henrique VII e Henrique VIII, escreveu uma </text:span><text:span text:style-name="T1">Historia Anglica</text:span><text:span text:style-name="T7"> [História da Inglaterra] publicada pela primeira vez em 1534. Fica bem visível que o objetivo desse historiógrafo oficial era encontrar para os anéis maravilhosos distribuídos por seus monarcas um protótipo autorizado; por isso, compraz-se em considerar que </text:span><text:span text:style-name="T12">o anel conservado no “templo” de Westminster é, também ele, dotado de irresistível poder contra a epilepsia. Essa obra de Vergilio, a qual teve grande sucesso, contribuiu para disseminar amplamente a opinião (que a partir de então se tornou clássica) de que a cura dos epilépticos pelos anéis, tal qual antes o toque das escrófulas, teria tido em s. Eduardo seu iniciador. </text:span><text:span text:style-name="T11">{(13) Polydorus Virgilius, </text:span><text:span text:style-name="T5">Historia Anglica</text:span><text:span text:style-name="T11">, li. VIII, ed. de Leiden, in-12, 1615, p. 187; reencontra-se a mesma teoria no século XVII, em Richard Smith, </text:span><text:span text:style-name="T5">Florum historiae ecclesiaticae gentis Anglorum libri septem</text:span><text:span text:style-name="T11">, 1654, in-4º, p. 230; e em Nicholas Harpsfield, </text:span><text:span text:style-name="T5">Historia Anglorum ecclesiastica</text:span><text:span text:style-name="T11">, in-fólio, Douai, 1622, p. 219, citado por Crawfurd, “</text:span><text:span text:style-name="T5">Cramp-rings”</text:span><text:span text:style-name="T11">, p. 179. Nela, os historiadores modernos acreditaram encontrar uma espécie de confirmação de um dos nomes populares da epilepsia, chamada na Idade Média (por razões que desconhecemos) mal-de-são-João Laurence Joubert, </text:span><text:span text:style-name="T5">La première et seconde partie des </text:span><text:soft-page-break/><text:span text:style-name="T5">erreurs populaires touchant a médecine,</text:span><text:span text:style-name="T11"> 1587, 2ª parte, p. 162; Guillaume Du Val, </text:span><text:span text:style-name="T5">Historia monogramma</text:span><text:span text:style-name="T11">, in-4º, 1643, p. 24; H. Günter, </text:span><text:span text:style-name="T5">Legenden-Studien</text:span><text:span text:style-name="T11">, Colônia, 1906, p. 124, n. 1; M. Höfler, </text:span><text:span text:style-name="T5">Deutsches Krankheitsnamen-Buch, </text:span><text:span text:style-name="T11">in-4º, Munique, 1899, palavras “</text:span><text:span text:style-name="T5">Krankheit”</text:span><text:span text:style-name="T11">, “</text:span><text:span text:style-name="T5">Sucht</text:span><text:span text:style-name="T11">”, “</text:span><text:span text:style-name="T5">Tanz”</text:span><text:span text:style-name="T11">). Mas por que a epilepsia foi inicialmente chamada assim? E de qual s. João ela recebeu o nome? Nada sabemos. Vemos que contra ela eram invocados tanto s. João Batista quanto s. João Evangelista. Em Amiens, a cabeça de s. João Batista, conservada desde 1206 na catedral, era objeto de uma peregrinação muito freqüentada pelos epilépticos: cf. O. Thorel, “Le mal monseigneur Saint-Jean Baptiste au XVI</text:span><text:span text:style-name="T14">e <text:s/></text:span><text:span text:style-name="T21">siècle à Amiens”, </text:span><text:span text:style-name="T38">Bullet. Trimestriel Soc. Antiquaires Picardie</text:span><text:span text:style-name="T21">, 1922, p. 474. Segundo Antoine Mizauld (Memorabilium…</text:span><text:span text:style-name="T38"> centuriae IX</text:span><text:span text:style-name="T21">, in-12, Colônia, 1572, cent. V, 11), a festa de s. João de verão – como sabemos, dedicada a s. João </text:span><text:span text:style-name="T38">Batista</text:span><text:span text:style-name="T21"> – era particularmente propícia à cura dos epilépticos; talvez, como supôs principalmente Günter, </text:span><text:span text:style-name="T38">loc. cit.,</text:span><text:span text:style-name="T21"> o termo mal-de-são-joão tenha tido origem numa comparação que o imaginário popular estabeleceu entre os gestos desordenados dos epilépticos e as danças rituais da festa de s. João. Mais tarde, o próprio termo sugerirá a idéia de atribuir ao santo, </text:span><text:span text:style-name="T17">cujo nome a doença carregava, um poder especial sobre ela. Depois, por um erro muito natural, as virtudes que haviam sido atribuídas ao Batismo passaram ao Apóstolo, seu homônimo – exemplo de confusão bastante freqüente entre santos de mesmo nome; foi assim que s. Huberto de Brétigny, por analogia com s. Huberto de Liège, acabou também curando a hidrofobia (H. Gaidoz, </text:span><text:span text:style-name="T35">Le rage et st. Hubert Bibliotheca mythica</text:span><text:span text:style-name="T17">, 1887, p. 173). Evidentemente, tudo isso são apenas conjeturas, e esse pequeno problema hagiológico continua bem pouco claro. Mas, aqui, sua solução importa-nos bem pouco. A aproximação do nome vulgar da epilepsia ao episódio da legenda do Confessor (a qual põe s. João em cena) não parece ter sido feita antes do século XIX (cf. Waterton, “On a remarkable incident”, p. 107, em que ela aparece timidamente; e, mais claramente, Crawfurd, “Cramp-rings”, p. 166); deve-se ver nela apenas uma teoria engenhosa, obra de eruditos demasiado bem informados, não uma idéia popular.} </text:span><text:span text:style-name="T22">Mas decerto o italiano não inventara essa idéia; aparentemente, recolhera-a no círculo de seus protetores, toda pronta; que poderia ser mais natural que atribuir ao grande santo da casa real a paternidade de ambos os milagres dinásticos? O ilustre anel que estivera “no Paraíso” fornecia um meio fácil de estabelecer a almejada ligação entre as narrativas hagiográficas e o rito; por uma espécie de efeito retroativo, conferiu-se ao anel de Westminster o poder medical que lhe era necessário para candidatar-se ao título de antepassado dos </text:span><text:span text:style-name="T39">cramp-rings</text:span><text:span text:style-name="T22">. Provavelmente, esse anel ter-se ia transformado em objeto de peregrinação dos doentes, caso a Reforma (que sobreveio pouco depois da aparição de uma crença tão favorável aos interesses de Westminster) não houvesse posto um brusco fim ao culto das relíquias. Mas as verdadeiras origens do rito da Sexta-feira Santa não têm nada que ver nem com Eduardo, o Confessor, nem com a legenda monárquica em geral. </text:span><text:span text:style-name="T23">É à história comparada das práticas supersticiosas que se deve perguntar o segredo.</text:span></text:p>
      <text:p text:style-name="P20"><text:span text:style-name="T23"/></text:p>
      <text:p text:style-name="P22"><text:span text:style-name="T15">AS ORIGENS MÁGICAS DO RITO DOS ANÉIS</text:span></text:p>
      <text:p text:style-name="P22"><text:span text:style-name="T16"/></text:p>
      <text:p text:style-name="P9"><text:span text:style-name="T16">Durante toda a Antiguidade, os anéis constaram na lista de instrumentos caros à magia, mais particularmente à magia medicinal. </text:span><text:span text:style-name="T17">{</text:span><text:span text:style-name="T24">(14) Sobre o poder mágico e medicinal dos anéis, cf., além das obras de G. F. Kunz e de W. Jones, citadas na Bibliografia, 5: </text:span><text:span text:style-name="T40">Archaeologia</text:span><text:span text:style-name="T24">, XXI (1827), pp. 119 ss.; </text:span><text:span text:style-name="T40">Archaeological Journal</text:span><text:span text:style-name="T24">, III (1846), p. 357; IV (1847), p. 78; </text:span><text:span text:style-name="T40">Notes and Queries</text:span><text:span text:style-name="T24">, 4th series, VI (1870), p. 3940; 8th series, IX (1896), p. 357, e X (1896), p. 10; Pettigrew, </text:span><text:span text:style-name="T40">On superstitions connected with the history and practice of medicine</text:span><text:span text:style-name="T24">, p. 61; O. Geissler, </text:span><text:span text:style-name="T40">Religion und Aberglaube in den mittelenglischen Versromanzen</text:span><text:span text:style-name="T24">, pp. 67 ss.} </text:span><text:span text:style-name="T25">Na Idade Média não foi diferente. Uma suspeita de feitiçaria recaía sobre os mais inofensivos anéis; os que Joana d'Arc usava preocuparam muitíssimo seus juízes, e a pobre moça teve de jurar (provavelmente sem convencer o tribunal) que jamais os utilizara no curar alguém. </text:span><text:span text:style-name="T24">{(15) </text:span><text:span text:style-name="T40">Procès de condamnation</text:span><text:span text:style-name="T24">, ed. P. Champion, I, 1920, p. 25 (interrogatório de 1º de março): “Item dicit quod nunquam sanavit quamcumque personam de aliquo anulorum suorum”.} </text:span><text:span text:style-name="T25">Esses talismãs, quase universais, eram empregados para tratar todas as espécies de afecções – mas parece que de preferência eram usados contra as dores musculares e a epilepsia. Esta, cujas manifestações violentas difundem muito naturalmente um </text:span><text:soft-page-break/><text:span text:style-name="T25">terror supersticioso, passava por ter origem demoníaca; </text:span><text:span text:style-name="T24">{(16) Gotschalc Hollen, </text:span><text:span text:style-name="T40">Preceptorium diuine legis</text:span><text:span text:style-name="T24">, Nuremberg, 1497, p. 25 v (sobre a cura da epilepsia): “Hoc genus demoniorum non ejicitur nisi in jejunio et oratione”; Ad. Franz, </text:span><text:span text:style-name="T40">Die kirchlichen Benediktionen</text:span><text:span text:style-name="T24">, II, pp. 501 e 503. Cf. a prece inglesa citada aqui, pp. 145-6.} </text:span><text:span text:style-name="T25">portanto, mais que qualquer outra doença, a epilepsia era da alçada dos meios sobrenaturais. Evidentemente, para tais fins não se utilizavam quaisquer aros de metal; recorria-se a anéis especiais, aos quais certas práticas de consagração (religiosas ou mágicas) haviam conferido um poder excepcional; </text:span><text:span text:style-name="T41">anuli vertuosi </text:span><text:span text:style-name="T25">[anéis com virtude e poder], assim os chamavam os sábios. Uma compilação alemã do século XV diz que contra a gota se deve proceder da seguinte maneira: peça esmolas, invocando o martírio de Nosso Senhor e seu Santo Sangue, até que tenha obtido 32 denários; então, pegue dezesseis e mande fazer deles um anel; com os restantes dezesseis e cinco ave-marias por dia, em memória do martírio e do Santo Sangue de Nosso Senhor. </text:span><text:span text:style-name="T24">{(17) </text:span><text:span text:style-name="T40">Germania</text:span><text:span text:style-name="T24">, 1879, p. 74; cf. Ad. Franz, </text:span><text:span text:style-name="T40">Die kirchlichen Benediktionen</text:span><text:span text:style-name="T24">, II, p. 507} </text:span><text:span text:style-name="T25">Alhures, as indicações adquirem aspecto macabro: recomenda-se utilizar metais retirados de velhos ataúdes ou um prego em que um homem se tenha enforcado. </text:span><text:span text:style-name="T24">{(18) Pregos ou ornamentos metálicos do caixão: W. G. Black, </text:span><text:span text:style-name="T40">Folk-medicine (Publications of the Folk-lore Society</text:span><text:span text:style-name="T24">, XIII), Londres, 1883, p. 175; J. C. Atkinson, </text:span><text:span text:style-name="T40">Cleveland glossary</text:span><text:span text:style-name="T24">, 1878 (citado por Murray, </text:span><text:span text:style-name="T40">A new English dictionary</text:span><text:span text:style-name="T24">, na palavra “cramp-ring”); A. Wuttke, </text:span><text:span text:style-name="T40">Der deutsche Volksaberglaube</text:span><text:span text:style-name="T24">, 2ª ed., 1869, p. 334. Pregos em que um homem enforcou-se: Grimm, </text:span><text:span text:style-name="T40">Deutsche Mythologie</text:span><text:span text:style-name="T24">, 4ª ed., II, p. 978.} </text:span><text:span text:style-name="T25">Em Berkshire, por volta de 1800, as pessoas experientes propunham uma receita mais inocente e mais complicada: para confeccionar um anel infalível contra a cãibra, convém reunir cinco moedas de seis pence, cada uma delas recebida da mão de um celibatário diferente; esses solteirões devem ignorar o fim a que se destina seu donativo; o dinheiro assim coletado deverá ser levado, ainda por um celibatário, a um ferreiro que, também ele, é celibatário… </text:span><text:span text:style-name="T24">{(19) J. Brand, </text:span><text:span text:style-name="T40">Popular antiquities</text:span><text:span text:style-name="T24">, ed. de 1870, III, p. 254 ss. (a primeira edição apareceu em 1777; as edições posteriores foram completadas graças aos manuscritos do autor, que morreu em 1806). Outra prática do mesmo tipo está em Black, </text:span><text:span text:style-name="T40">loc. cit.</text:span><text:span text:style-name="T24">, pp. 174-5 (Northamptonshire). Eis ainda outra receita, que me foi comunicada pelo sr. J. Herbert, do British Museum; observar-se-á aí a coleta feita na porta da igreja, traço incomparável aos costumes relativos aos </text:span><text:span text:style-name="T40">sacrament-rings</text:span><text:span text:style-name="T24"> assinalados aqui, p. 137; dou a palavra a meu amável correspondente: “From 1881 until his death in 1885 my father was Rector of Northlew in Devonshire, a village about 9 miles west of Okehamptom. During that time (I think in 1884) my mother wrote me a description of what had happened on the previous Sunday. At the end of the morning service a girl stood at the church door, and collected 29 pennies, one from each of 29 young men. She gave these to a 30th young </text:span><text:span text:style-name="T18">man in exchange for a half-crown, and took the half-crown to the local 'White Witch' (a farmer's wife who kept a small shop in the village), who was to return it to her eventually in the form of a silver ring, as a soverign remedy for fits” [De 1881 até sua morte em 1885, meu pai foi reitor da paróquia de Northlew em Devonshire, um povoado cerca de quinze quilômetros a oeste de Okehampton. Nessa época (em 1884, eu acho), minha mãe escreveu-me descrevendo o que acontecera no domingo anterior: ao final do culto da manhã, uma garota parou na porta da igreja e coletou 29 pennies, cada um de um rapaz. Ela deu-os a um trigésimo rapaz, em troca de uma meia-coroa, e levou a meia-coroa para a 'feiticeira branca' local (a mulher de um fazendeiro, a qual mantinha uma pequena loja no povoado), que posteriormente devia devolvê-la a ela na forma de um anel de prata, como supremo remédio para convulsões].} </text:span><text:span text:style-name="T25">Poder-se-iam facilmente multiplicar os exemplos desse tipo. Os anéis consagrados pelos reis eram apenas uma das variedades de uma espécie de remédio muito geral.</text:span></text:p>
      <text:p text:style-name="P10"><text:span text:style-name="T25">A</text:span><text:span text:style-name="T16">gora, estudemos com mais atenção o rito régio. Em primeiro lugar, sua data. Esta era fixada pelo mais rigoroso dos costumes. Apenas uma vez por ano o rei depositava sobre o altar as moedas de ouro e prata: na Sexta-feira Santa, depois de ter venerado a cruz – ou seja, num dia e após uma solenidade dedicados à comemoração do supremo sacrifício consentido pelo Redentor. Era puro acaso que determinara essa escolha? Não. A evocação da Paixão reaparece como uma espécie de </text:span><text:span text:style-name="T34">leitmotiv</text:span><text:span text:style-name="T16"> em numerosas receitas relativas à cura de dores ou da epilepsia e, mais especialmente, à fabricação de anéis medicinais. Na Itália do começo do século XV, s. Bernardino de Siena, pregando contra as superstições populares, repreendia as pessoas “que contra o mal das </text:span><text:soft-page-break/><text:span text:style-name="T16">cãibras usam anéis que foram fundidos enquanto se fazia a leitura da Paixão de Cristo”. </text:span><text:span text:style-name="T18">{(20) </text:span><text:span text:style-name="T42">S. Bernardi Senesis… opera</text:span><text:span text:style-name="T18">, in-fólio, Veneza, 1745, I, p. 42 a, “Quadragesim le de religione christiana”: “Contra malum gramphii portant annulos fusos dum legitur Passio Christi, dies et horas contra Apostolum observantes”.} </text:span><text:span text:style-name="T16">Na própria Inglaterra, mais ou menos na mesma época, um tratado médico incluía o seguinte conselho: “Para a cãibra: na Sexta-feira Santa, vá a cinco igrejas paroquiais e em cada uma delas pegue o primeiro penny que for depositado em oferenda na hora da adoração da cruz; reúna as cinco moedas; vá para diante da cruz, dizendo ali cinco pai-nossos, em louvor das cinco chagas; carregue as moedas consigo durante cinco dias, dizendo a cada dia a mesma prece, da mesma maneira; em seguida, mande fazer das moedas um anel, sem liga de outro metal; no interior do anel, escreva </text:span><text:span text:style-name="T34">Jasper</text:span><text:span text:style-name="T16">, </text:span><text:span text:style-name="T34">Baltasar</text:span><text:span text:style-name="T16"> e </text:span><text:span text:style-name="T34">Attrapa</text:span><text:span text:style-name="T16">; no exterior, escreva </text:span><text:span text:style-name="T34">Jhc. Nazarenus</text:span><text:span text:style-name="T16">; numa sexta-feira, vá à ourivesaria buscar o anel e reze então cinco pais-nossos, tal qual fez antes; depois disso, use-o sempre”. </text:span><text:span text:style-name="T18">{(21) Brit. Mus., Arundel, ms. 276, f. 23 v; citado pela primeira vez (mas com uma referência inexata, depois sempre repetida) por Stevenson, “On cramp-rings”, p. 49 (</text:span><text:span text:style-name="T42">The Gentleman's Magazine Library</text:span><text:span text:style-name="T18">, p. 41): “For the Crampe […] Tak and ger gedir on Gude Friday, at fyfe parisch kirkes, fife of the first penyes that is offerd at the crose, of ilk a kirk the first penye; than tak tham al and ga befor the crosse and say v. pater noster in the worschip of fife wondes, and bare thaim on the v. dais, and say ilk a day als meki on the same wyse; and than gar mak a ryng ther of withowten alay of other metel, and writ within </text:span><text:span text:style-name="T42">Jasper, Bastasar, Attrapa</text:span><text:span text:style-name="T18">, and writ withouten </text:span><text:span text:style-name="T42">Jhc Nazarenus</text:span><text:span text:style-name="T18">; and sithen tak it fra the goldsmyth apon a Fridai, and say v. pater noster als thou did be fore and vse it alway aftirward”. Devo à gentileza do sr. J. Herbert, do British Museum (que conferiu o manuscrito para mim), a possibilidade de dar aqui um texto mais exato que aquele publicado anteriormente.} </text:span><text:span text:style-name="T16">Muito tempo seria necessário para analisar detalhadamente essa fórmula, verdadeira miscelânea de noções mágicas de diversas procedências: os nomes dos Reis Magos (aos quais se costumava rogar contra a epilepsia) aparecem aí ao lado do nome divino – ou pelor, aparecem os nomes de dois apenas, pois o do terceiro, Melquior, foi substituído por uma palavra misteriosa, </text:span><text:span text:style-name="T34">Attrapa</text:span><text:span text:style-name="T16">, que faz lembrar o </text:span><text:span text:style-name="T34">Abraxas</text:span><text:span text:style-name="T16">, caro aos adeptos das ciências herméticas. Mas ainda é a imagem da Paixão o que está em primeiro plano. O cinco, número que é tão freqüentemente empregado e que já encontramos numa compilação alemã, evoca as cinco chagas do Salvador; </text:span><text:span text:style-name="T18">{(22) Para os Reis Magos, cf. Jones, </text:span><text:span text:style-name="T42">Finger-ring lore</text:span><text:span text:style-name="T18">, p. 137 e, sobretudo, pp. 147 ss.; para as Cinco Chagas, </text:span><text:span text:style-name="T42">ibid</text:span><text:span text:style-name="T18">., p. 137 (inscrição de um anel encontrado no Coventry Park).} </text:span><text:span text:style-name="T16">sobretudo, o desejo de colocar-se sob a proteção da cruz explica as datas fixadas para o ato essencial e para um ato acessório: a Sexta-feira Santa e outra sexta-feira. A mesma coisa ocorria na França. Jean-Baptiste Thiers, um pároco </text:span><text:span text:style-name="T34">beauceron</text:span><text:span text:style-name="T16"> {(*) Habitante de Beauce, região situada na bacia Parisiense. (N. T.)} que escrevia em 1679, deixou-nos a memória de uma prática que em seu tempo se usava para curar os epilépticos; daqui a pouco, iremos descrevê-la com mais pormenores; por ora, guardemos apenas o dia e o momento escolhidos para a realização dessas, como diz Thiers, “cerimônias”: a Sexta-feira Santa, no próprio momento da adoração da cruz </text:span><text:span text:style-name="T18">{(23) Aqui, p. 137.}. </text:span><text:span text:style-name="T26">Não era também por causa de idéias da mesma natureza que já o rei Carlos V usava todas as sextas-feiras (e somente nesse dia) um anel especial, provido de duas pequenas cruzes negras gravadas e um camafeu no qual se via a cena do Calvário? </text:span><text:span text:style-name="T18">{(24) J. Labarte, </text:span><text:span text:style-name="T42">Inventaire du mobilier de Charles V roi de France</text:span><text:span text:style-name="T18"> (</text:span><text:span text:style-name="T42">Doc. inéd.</text:span><text:span text:style-name="T18">), in-4º, 1879, nº 524.} </text:span><text:span text:style-name="T26">Não há como duvidar: a medicina mágica, por meio de uma comparação um tanto sacrílega entre os sofrimentos provocados pela “cãibra” e as angústias do Crucificado, considerava que os dias santos e as preces alusivos ao suplício do Cristo eram particularmente adequados a transmitir aos anéis o poder de curar as dores musculares. </text:span><text:span text:style-name="T18">{(25) Do mesmo modo, as fórmulas que se copiavam da Paixão eram consideradas eficazes contra as dores da tortura: Edmond Le Blant, “De l'ancienne croyance à des moyens secrets de défier la torture”, </text:span><text:span text:style-name="T42">Mém. Acad. Inscriptions</text:span><text:span text:style-name="T18">, XXXIV, I, p. 292. Em Flandres, no início do século </text:span><text:span text:style-name="T19">XVII, as crianças nascidas numa Sexta-feira Santa tinham a reputação de ser curandeiros natos (Delrio, </text:span><text:span text:style-name="T36">Disquisitionum magicarum</text:span><text:span text:style-name="T19">, I, cap. III, qu. IV, p. 57); na França, no século XVII, os sétimos varões, considerados capazes de curar as escrófulas, preferiam exercer seu poder de preferência às sextas-feiras (aqui, p. 213 e n. 161); a mesma coisa na Irlanda, ainda em nossos dias (</text:span><text:span text:style-name="T36">Dublin University Magazine</text:span><text:span text:style-name="T19">, 1879, p. 218).} </text:span><text:span text:style-name="T26">Os </text:span><text:span text:style-name="T43">cramp-rings</text:span><text:span text:style-name="T26"> régios deviam sua benéfica natureza ao dia fixado para a </text:span><text:soft-page-break/><text:span text:style-name="T26">consagração do metal de que eram feitos e à influência miraculosa emanada da cruz que os reis, antes de dirigirem-se ao altar, haviam venerado rastejando.</text:span></text:p>
      <text:p text:style-name="P11"><text:span text:style-name="T16">Mas o essencial do rito não estava ali. O nó da ação era formado por uma operação que, de certo modo, é de natureza jurídica: a oferenda das moedas de ouro e de prata e seu resgate por uma soma equivalente. Ora, também esse traço não tinha nada de muito original. Havia então, e ainda há em nossa época, a opinião (comumente difundida entre as pessoas supersticiosas) de que as moedas recebidas em donativo pelas igrejas eram especialmente apropriadas à fabricação de anéis curativos. Num tratado escrito na Inglaterra do século XIV, já pudemos observar uma manifestação dessa idéia. Diz-se que hoje, nas regiões rurais inglesas, os camponeses procuram os pence ou os shillings recolhidos no momento da coleta, depois da comunhão, para fazer anéis antiepilépticos ou anti-reumáticos. </text:span><text:span text:style-name="T19">{(26) Esses anéis são conhecidos com o nome </text:span><text:span text:style-name="T36">sacrament-rings</text:span><text:span text:style-name="T19">. Sobre eles, ver Black, </text:span><text:span text:style-name="T36">Fol</text:span><text:span text:style-name="T34">k</text:span><text:span text:style-name="T36">-medicine</text:span><text:span text:style-name="T19">, p. 174 (costume da Cornualha, segundo o qual a moeda de prata proveniente de oferendas deve ser comprada mediante trinta pence obtidos mendigando na porta da igreja – mendicância silenciosa, pois é proibido pedi-os expressamente – ; depois, uma vez recebida, é ainda objeto de um rito santificador suplementar, devendo o doente, carregando-a, dar três voltas em torno da mesa de comunhão) e p. 175; </text:span><text:span text:style-name="T36">Notes and Queries</text:span><text:span text:style-name="T19">, 2nd series, I, p. 331, C. J. S. Thompson, </text:span><text:span text:style-name="T36">Royal cramp and other medycinable rings</text:span><text:span text:style-name="T19">, p. 10.} </text:span><text:span text:style-name="T16">É verdade que em casos desse tipo o resgate não participa. Mas em outras ocasiões ele figura ao lado da oferenda, exatamente como na cerimônia régia da Sexta-feira Santa.</text:span></text:p>
      <text:p text:style-name="P11"><text:span text:style-name="T16">Apresentemos agora um costume francês, atestado no século XVIII. Dou a palavra a Jean-Baptiste Thiers, que o relatou: “Aqueles que se dizem da raça de s. Martinho pretendem curar o mal caduco [é a epilepsia] obedecendo às seguintes cerimônias. Na Sexta-feira Santa, um desses médicos leva um doente à adoração da cruz, beija-a antes dos padres e dos outros eclesiásticos </text:span><text:span text:style-name="T27">e lança à bandeja um sou; então, o doente beija a cruz, apanha o </text:span><text:span text:style-name="T44">sou</text:span><text:span text:style-name="T27"> que o médico colocou na bandeja e põe em seu lugar outros dois sous; depois, o doente vai embora, fura aquele sou e usa-o pendurado ao pescoço”. </text:span><text:span text:style-name="T28">{(27) </text:span><text:span text:style-name="T45">Traité des superstitions</text:span><text:span text:style-name="T28">, p. 439; cf. 4ª ed., com o título </text:span><text:span text:style-name="T45">Traité des superstitions que regardent les sacremens</text:span><text:span text:style-name="T28">, 1777, I, p. 448.} </text:span><text:span text:style-name="T27">Passemos para os países de língua alemã. Um manuscrito quatrocentista, outrora conservado na biblioteca do mosteiro de Saint-Gall, guarda a seguinte receita, sempre contra a epilepsia. O ato deve ser cumprido na noite de Natal. Como se sabe, nessa noite se celebram três missas consecutivas. No começo da primeira, o doente deposita em oferenda três moedas de prata (esse número foi escolhido em louvor da Santíssima Trindade); o padre as apanha e coloca-as ao lado do corporal ou até sob ele, de modo que os sinais-da-cruz estabelecidos pelo cânone sejam feitos sobre as moedas. Terminada a primeira missa, nosso homem resgata por seis denários as três moedas. Começa o segundo ofício; as três moedas tornam a ser ofertadas. Quando termina esse ofício, são de novo resgatadas, dessa vez por doze denários. A mesma cerimônia repete-se na terceira missa, com o preço final de resgate sendo agora 24 denários. Com o metal assim consagrado por uma tríplice dádiva, só falta fabricar um anel, o qual, sob a condição de jamais sair do dedo, protegerá o ex-epiléptico contra o retorno de seu mal. </text:span><text:span text:style-name="T28">{(28) Análise do ms. Da Bibliothèque de la Ville de Saint-Gall 932, p. 553, em Ad. Franz, </text:span><text:span text:style-name="T45">Die kirschlichen Benediktionen</text:span><text:span text:style-name="T28">, II, p. 502}</text:span></text:p>
      <text:p text:style-name="P12"><text:span text:style-name="T28">R</text:span><text:span text:style-name="T16">eceita francesa, receita de Sankt-Gall, rito régio inglês – se compararmos os três métodos, não encontraremos apenas semelhanças. Na França, a moeda é usada tal qual, sem ser transformada em anel. Em Sankt-Gall, o dia escolhido para a operação é o Natal e não mais a Sexta-feira Santa. Ainda em Sankt-Gall, o resgate aparece elevado à terceira potência, se é que se pode falar assim; na França, o resgate acontece só uma vez, mas com o pagamento de um preço que equivale ao dobro do valor da primeira oferenda; na corte inglesa, também uma só vez e com igualdade de valor… Essas diversidades merecem ser destacadas porque provam que as três práticas não foram copiadas uma da outra; no fim das contas, porém, tais diferenças são apenas acessórias. Incontestavelmente, estamos tratando de três aplicações (que variam conforme os lugares e as épocas) de uma mesma idéia fundamental. Quanto a essa idéia-mãe, não é difícil descobri-la. Está claro que o objetivo é santificar os metais de que será feito o talismã curativo. Para isso, poder-se ia apenas colocá-los sobre o altar; esse procedimento banal não pareceu suficiente; desejou-se mais. Então, imaginou-se </text:span><text:soft-page-break/><text:span text:style-name="T16">ofertar as moedas ao altar. Durante certo tempo, por mais curto este que seja, elas serão propriedade da igreja – aliás, quando a cerimônia desenvolve-se na Sexta-feira Santa, elas serão propriedade dessa adorada cruz que se ergue acima da bandeja das ofertas. A cessão não pode ser mais que fictícia, pois será necessário recuperar as moedas, material que se tornou apropriado ao benfazejo uso a que foi destinado. Mas, para que a oferenda tenha alguma seriedade e, portanto, alguma eficácia, só se retornará a dádiva pagando – como quando uma coisa é comprada de seu legítimo proprietário. Assim, durante alguns instantes tendo sido </text:span><text:span text:style-name="T34">de jure</text:span><text:span text:style-name="T16"> um bem da igreja ou da cruz, o ouro ou a prata participarão plenamente do poder maravilhoso do sagrado.</text:span></text:p>
      <text:p text:style-name="P12"><text:span text:style-name="T16">Agora podemos perceber que na consagração dos anéis medicinais (pelo menos enquanto a cerimônia se manteve como a descrevi) os reis desempenhavam papel absolutamente secundário. Os gestos que os soberanos realizavam, a oferenda, o resgate, levavam à consagração – mas não por causa do contato da régia mão. Era por conseqüência de uma breve permanência entre os bens do altar (no decurso de uma solenidade considerada especialmente propícia ao alívio das dores) que os metais preciosos carregavam-se de influências sobrenaturais. No fundo, a cerimônia de que nos aniversários da Paixão os castelos dos Plantagenet foram tantas vezes o teatro era apenas uma receita mágica sem originalidade, análoga a outras receitas que, no continente, eram correntemente praticadas por personagens que nada tinham de principesco. Não obstante, esse ato, em outros lugares vulgar, assumiu um caráter verdadeiramente régio. Como? Está aí todo o problema da história dos </text:span><text:span text:style-name="T34">cramp-rings</text:span><text:span text:style-name="T16">. Agora se faz necessário enfrentá-lo. Durante o trajeto, veremos que o ritual trecentista analisado no início deste capítulo representa apenas uma das etapas de uma evolução bem longa.</text:span></text:p>
      <text:p text:style-name="P12"><text:span text:style-name="T16"/></text:p>
      <text:p text:style-name="P23"><text:span text:style-name="T15">A CONQUISTA DE UMA RECEITA MÁGICA PELA REALEZA MIRACULOSA</text:span></text:p>
      <text:p text:style-name="P23"><text:span text:style-name="T15"/></text:p>
      <text:p text:style-name="P7"><text:span text:style-name="T15">Qual o primeiro rei a depositar sobre o altar o ouro e a prata com que deveriam ser forjados os anéis medicinais? Isso é algo que jamais saberemos. Mas deve-se supor que esse príncipe, fosse quem fosse, não fez nesse dia nada mais que imitar, sem nenhuma pretensão de monopólio, um costume disseminado a seu redor. Sobretudo na Inglaterra, os mais humildes fiéis sempre se acreditaram capazes de, com as moedas ofertadas às igrejas, mandar fazer talismãs de comprovada eficácia. Como não lhes ocorria a idéia, assim como ela ocorreu aos bruxos franceses ou aos remedistas da região de Saint-Gall, de dar eles mesmos as moedas e em seguida retomá-las? É verdade que nenhum texto nos mostra que em solo inglês a falsa oferenda tenha em algum momento sido praticada fora da capela real; no que se refere aos tempos antigos, porém, estamos tão mal informados sobre os costumes populares que esse silêncio não tem nada de tão surpreendente.</text:span></text:p>
      <text:p text:style-name="P7"><text:span text:style-name="T15">Entretanto, os reis não eram iguais aos outros homens; eram tidos por seres sagrados. Mais: ao menos na Inglaterra (assim como na França), eram tidos por taumaturgos. Como poderiam as pessoas resignar-se por longo tempo a não atribuir à participação dos monarcas num rito medicinal uma virtude ativa? Porque desde muito outrora eram considerados curandeiros de escrófulas, começou-se a imaginar que a força miraculosa que deles emanava tinha influência também na transmissão do poder sobrenatural aos anéis. Por isso, durante muitos anos ainda, decerto não se esqueceu qual era a verdadeira fonte desse poder conferido ao metal por certos gestos que visavam a fazê-lo passar para a categoria do sagrado; mas pensou-se que esses mesmos gestos eram especialmente eficazes quando executados por essa mesma poderosa mão cujo contato devolvia aos escrofulosos a saúde. Pouco a pouco, a opinião pública foi reservando aos soberanos, inimigos inatos da doença, o privilégio de realizá-los.</text:span></text:p>
      <text:p text:style-name="P12"><text:span text:style-name="T16">Segundo tudo indica, na origem os reis não executavam com muita regularidade a consagração dos anéis. Um dia, no entanto, eles começaram a considerá-la tal qual consideravam o toque das escrófulas, isto é, a tê-la como uma das funções normais de sua dignidade; então, sujeitaram-se a exercê-la, quase sem falta, a cada Sexta-feira Santa. Tal estado de coisas é-nos revelado pela primeira vez, num decreto que regula a administração do palácio, decreto que Eduardo II promulgou em York em junho de 1323. </text:span><text:span text:style-name="T28">{(29) Aqui, p. 133, n. 5.} </text:span><text:span text:style-name="T16">Esse texto é nosso mais antigo documento sobre os </text:span><text:span text:style-name="T34">cramp-rings</text:span><text:span text:style-name="T16">. Graças a ele, o rito régio, do qual até aquele </text:span><text:soft-page-break/><text:span text:style-name="T16">momento não se pode falar a não ser por conjeturas, surge repentinamente em plena luz. Dali em diante, até a morte de Maria Tudor, parece não ter havido nenhum soberano que nos dias preceituados não tenha levado ao pé da cruz os florins, nobles ou esterlinas. Faltam quaisquer testemunhos de dois reinados somente: o de Eduardo V e o de Ricardo III. Mas o primeiro, tão curto que não chegou nem uma só Semana Santa, é apenas na aparência uma exceção. Quanto ao segundo, que durou apenas o suficiente para ver retornar não mais que duas vezes a solenidade propícia, nossa ignorância provavelmente se explica por um simples acaso; por via de regra, são as contas da chancelaria do palácio, estabelecidas no fim do exercício, o que nos dá a conhecer as oferendas da </text:span><text:span text:style-name="T34">Good Friday</text:span><text:span text:style-name="T16">; ora, as de Ricardo III parecem ter deixado de existir. </text:span><text:span text:style-name="T28">{(30) Pelo menos, elas não constam da série “Household and Wardrobe” das </text:span><text:span text:style-name="T45">Exchequer Accounts</text:span><text:span text:style-name="T28"> do Record Office.} </text:span><text:span text:style-name="T16">De Eduardo II e Maria Tudor, conforme tentarei mostrar daqui a pouco, a cerimônia variou em suas modalidades, mas não sofreu nenhuma interrupção digna de nota.</text:span></text:p>
      <text:p text:style-name="P12"><text:span text:style-name="T16">Assim, uma prática que (até onde podemos supor) havia originariamente sido apenas ocasional foi, o mais tardar a partir de 1323, incorporada ao cerimonial imutável da casa real. Com isso, dera-se um grande passo para que a realeza miraculosa anexasse definitivamente a velha receita mágica. </text:span><text:span text:style-name="T29">Deve-se acreditar que Eduardo II tenha tido algo que ver com essa transformação? Tendo a pensar que sim. É claro que o silêncio das fontes antes do decreto de York não basta para fundamentar nenhuma conclusão segura. Entretanto, esse silêncio é contundente. Para o reinado de Eduardo I, examinei grande número de contas da chancelaria do palácio; para o reinado do próprio Eduardo II, pude ver três, todas anteriores a 1323 – e nenhuma menciona a consagração dos anéis, a qual em seguida os documentos do mesmo gênero, desde Eduardo III até Maria Tudor, iriam tão fielmente relatar no capítulo das esmolas. </text:span><text:span text:style-name="T28">{(31) As contas de Eduardo I que pude examinar estão relacionadas aqui, p. 282, n. 15, e p. 282, n. 17; as de Eduardo II, p. 283, n. 24.} </text:span><text:span text:style-name="T29">Mas como estar seguro, </text:span><text:span text:style-name="T46">a priori</text:span><text:span text:style-name="T29">, de que nesses textos obstinadamente mudos uma simples técnica de escrituração não esconda de nossos olhos (por exemplo, fazendo-o desaparecer num grupo de oferendas indicadas apenas por uma cifra global) o item que procuramos em vão? O caso do toque das escrófulas – um rito que desaparecera das contas régias numa época em que por certo não deixara de ser praticado – seria suficiente para fazer-nos recordar que as provas negativas têm sempre pouco valor intrínseco. Em compensação, elas adquirem inesperado peso quando as verossimilhanças históricas vêm confirmá-las. Nosso conhecimento sobre o monarca que produziu o decreto de 1323, sobre sua mentalidade, seus infortúnios, seus esforços para consolidar sua oscilante autoridade, torna bastante plausível a idéia de atribuir-lhe um papel na adoção de um novo rito curativo pela monarquia inglesa.</text:span></text:p>
      <text:p text:style-name="P13"><text:span text:style-name="T16">Desde o começo de seu reinado, Eduardo II foi nitidamente impopular. Ele, ou então seus conselheiros, não tinham como deixar de perceber os perigos que o cercavam. Como não haveria de ocorrer-lhe a idéia (pouco importa se dele própria ou por outros sugerida) de remediar essa desestima reforçando em sua pessoa o caráter sagrado nascido de sua régia função, o qual constituía seu melhor título ao respeito das multidões? De fato, tal idéia ocorreu-lhe. Mais adiante, estudaremos o ciclo legendário das dinastias ocidentais; veremos então que em 1318 Eduardo II tentou dar novo brilho ao prestígio de sua dinastia (e, sobretudo, ao seu próprio) fazendo-se ungir, à imitação dos capetíngios, com um óleo santo supostamente trazido do Céu; a tentativa fracassou; mas que luz ela projeta sobre a política desse príncipe tão desejoso de um brilho emprestado! </text:span><text:span text:style-name="T28">{(32) Sobre esse caso, aqui, pp. 176 ss.} </text:span><text:span text:style-name="T16">Como poderia ele ter negligenciado as curas miraculosas? Sem dúvida, Eduardo II já tocava as escrófulas, mas sabe-se que nisso obtinha um sucesso medíocre e cada vez menor, precisamente por causa de sua impopularidade. Não é natural supor que ele tenha procurado uma compensação acrescentando à coroa de taumaturgo um novo florão? Certamente, esse rei não inventou o rito dos anéis. Não precisava fazê-lo. Uma tradição, talvez já bem longa, oferecia-lhe essa dádiva espontânea do folclore nacional. Poder-se-á mesmo acreditar facilmente (eis a hipótese que apresentei acima) que, após a adoração da cruz, alguns dos predecessores de Eduardo II haviam praticado, mais ou menos irregularmente, o duplo gesto consagrador. Mas tudo indica que coube a Eduardo II a honra de fazer dessa cerimônia, até então mal definida, uma das instituições da monarquia. Sem as inquietudes que uma frágil legitimidade causavam a um Roberto, </text:span><text:soft-page-break/><text:span text:style-name="T16">o Pio, ou a um Henrique I Beauclerc, é provável que o milagre das escrófulas jamais atingisse a magnífica amplitude que conhecemos; mais tarde, esse mesmo milagre deveu muito aos desígnios perfeitamente conscientes de um Henrique IV na França e de um Carlos II na Inglaterra. É licito pensar que os infortúnios e as preocupações de Eduardo II não foram de modo algum estranhos à sorte dos </text:span><text:span text:style-name="T34">cramp-rings</text:span><text:span text:style-name="T16">. Mas seguramente o ato que tudo nos convida a atribuir a esse soberano ou a seus conselheiros não teria sido realizável – não poderia nem mesmo ter sido concebido – caso não houvesse a crença no caráter sobrenatural dos reis, crença que na Inglaterra era nutrida pelo espetáculo quase cotidiano do toque, o qual, nascido dela, tornara-se seu melhor sustentáculo e penetrara na consciência coletiva.</text:span></text:p>
      <text:p text:style-name="P13"><text:span text:style-name="T16">Da mesma forma, na Europa antiga (terra sinceramente crédula, mas na qual as pessoas argutas entendiam-se muito bem a fim de explorar a credulidade comum) viu-se mais uma vez um procedimento mágico, que por sua própria natureza parecia destinado a permanecer para sempre acessível a todos, ser afinal açambarcado por curandeiros hereditários. A história dos ritos que já foram por nós comparados à consagração dos </text:span><text:span text:style-name="T34">cramp-rings</text:span><text:span text:style-name="T16"> oferece-nos claro exemplo de tal tomadia. Como nos lembramos, em Sankt-Gall as sucessivas doações e resgates das moedas sobre o altar podiam ser feitas (tanto umas quanto as outras) por não importa quem. Na França de Jean-Baptiste Thiers, porém, não acontecia a mesma coisa; ali, o resgate era executado pelo próprio doente, mas a dádiva devia ser feita por um homem que pertencesse “à raça de s. Martinho”. Dava-se esse nome a uma vasta tribo de feiticeiros que alegavam que seu poder derivava de um suposto parentesco com o grande taumaturgo de Tours. Nessa época, havia mais de uma família de charlatães que se vangloriavam de uma origem santa. Na Itália, os parentes de s. Paulo posavam de médicos de picadas venenosas, para isso lembrando que, segundo é narrado no livro dos Atos, o apóstolo dos gentios, tendo sido mordido por uma víbora em Malta, não sofrera nenhum mal. Na Espanha, os </text:span><text:span text:style-name="T34">saludadors</text:span><text:span text:style-name="T16"> [benzedeiros], que possuíam inúmeros segredos poderosos contra as doenças, diziam-se com naturalidade parentes de s. Catarina de Alexandria. Um pouco em toda a parte, principalmente na França, os parentes de s. Roque eram considerados imunes aos ataques da peste e capazes de curá-la algumas vezes. Os de s. Huberto (ao todo muito ilustres) com o simples toque protegiam da raiva seus pacientes. </text:span><text:span text:style-name="T28">{(33) Sobre todos esses parentes de santos, ver sobretudo J. B. Thiers, </text:span><text:span text:style-name="T45">Traité des superstitions</text:span><text:span text:style-name="T28">, 4ª ed., I, p. 438-48; sobre os parentes de s. Huberto, ver H. Gaidoz, </text:span><text:span text:style-name="T45">La rage et st. Hubert</text:span><text:span text:style-name="T28">, pp. 112 ss., e aqui, p. 251. Sobre os parentes de s. Paulo, cf. o texto de Felino Sandei aqui, p. 122, n. 108, e Pomponazzi, </text:span><text:span text:style-name="T45">De naturalium effectuum causis, </text:span><text:span text:style-name="T28">Basiléia, [1567], p. 48; sobre os de s. Catarina, ver aqui, p. 209. O texto relativo à picada de s. Paulo está em Atos, 28, 3-6.} </text:span><text:span text:style-name="T16">Como conseguiram os parentes de s. Martinho persuadir o povo de que a oferenda da moeda de prata, na Sexta-feira Santa, só seria eficaz se fosse feita pela mão deles? É coisa que jamais saberemos. O indubitável é que, tanto na França quanto na Inglaterra, a mesma receita banal tornou-se propriedade de uma dinastia – aqui, uma dinastia de benzedeiros; lá, uma de reis.</text:span></text:p>
      <text:p text:style-name="P13"><text:span text:style-name="T16">Mas não se deveria imaginar que na Inglaterra a evolução chegou ao fim em 1323. Na própria capela do palácio, na Sexta-feira Santa, os reis ainda não tinham o monopólio do rito consagrador parece que as rainhas dividiam com eles o privilégio. Por fonte segura sabemos que a 30 de março de 1369, em Windsor, madame Filipa, mulher de Eduardo III, repetiu após seu marido os gestos tradicionais, depositando sobre o altar certa quantidade de prata (não ouro, sem dúvida porque o mais precioso dos metais era reservado ao rei) e resgatando-a em seguida para mandar fazer anéis medicinais. </text:span><text:span text:style-name="T28">{(34) Controle do palácio, 13 de fevereiro a 27 de junho do ano 43 do reinado (1369), Record Office, </text:span><text:span text:style-name="T45">Exchequer Accounts</text:span><text:span text:style-name="T28"> 396, 11, f. 122 r: “In consimilibus obacionibus domine regine factis adorando crucem in precio quinquer solidorum argenti in capella sua ibidem eodem die v s. In denariis solutis pro eisdem oblacionibus reassumptis pro anulis medicinalibus inde faciendis v s.”.} </text:span><text:span text:style-name="T16">Em verdade, esse é o único caso do gênero que chegou a nosso conhecimento. Por via de regra, porém, estamos muito menos informados sobre as despesas privadas das rainhas do que sobre as de seus maridos. Se os registros de gastos das rainhas tivessem sido mais bem conservados, provavelmente encontraríamos ali (pelo menos no concernente ao século XIV) mais de uma menção análoga a essa, a qual nos foi transmitida por acaso, numa conta da chancelaria referente a parte de 1369. Por certo, Filipa não era de condição humilde; usava a coroa. Mas </text:span><text:soft-page-break/><text:span text:style-name="T16">notemos que ela, ao contrário de Maria Tudor, Elisabete ou Vitória, não reinava por destino hereditário; era filha de um simples conde de Hainaut, e seu título de rainha resultava da união com um rei. Jamais uma rainha desse gênero tocou as escrófulas; para curar os escrofulosos, era necessário uma mão verdadeiramente régia, no sentido pleno da palavra. Mais: no momento em que, lá por meados do século XV, a cerimônia dos </text:span><text:span text:style-name="T34">cramp-rings</text:span><text:span text:style-name="T16"> foi revestida de um novo caráter e a participação do rei ganhou importância bem maior que no passado, esqueceu-se completamente que as rainhas haviam outrora sido suficientes para cumprir a contento o rito dos anéis. É o que veremos daqui a pouco. No reinado de Eduardo III, ainda não se chegara a esse ponto; a santificação pelo altar e pela cruz continuava a ser tida como o ato essencial; por que uma mulher de família nobre e de posição social elevada não seria capaz de executá-lo?</text:span></text:p>
      <text:p text:style-name="P13"><text:span text:style-name="T16">Aliás, nessa época as curas obtidas por meio dos anéis não eram registradas no ativo do poder taumatúrgico dos reis. O arcebispo Bradwardine (o qual, precisamente no reinado de Eduardo III, citava as curas régias considerando-as um dos mais admiráveis exemplos de milagres e alongava-se bastante a respeito delas), só entendia por cura régia o toque das escrófulas; </text:span><text:span text:style-name="T28">{(35) Aqui, p. 97, n. 20.} </text:span><text:span text:style-name="T16">em seus comentários, não se encontra nem a mais mínima alusão aos </text:span><text:span text:style-name="T34">cramp-rings</text:span><text:span text:style-name="T16">. Estes só cerca de um século mais tarde começaram a ser classificados </text:span><text:span text:style-name="T30">entre as manifestações da virtude sobrenatural dos reis – mas, quando isso aconteceu, o rito já mudara de aspecto.</text:span></text:p>
      <text:p text:style-name="P14"><text:span text:style-name="T16">Até onde sei, não foi outro senão sir John Fortescue (cujo nome e obra já encontramos a propósito das escrófulas) o primeiro escritor que deu à consagração dos anéis o direito de cidadania nas graças divinas concedidas à monarquia inglesa. Entre os tratados que Fortescue escreveu contra os príncipes de York quando estava exilado na Escócia (entre abril de 1461 e julho de 1463), figura uma </text:span><text:span text:style-name="T34">Defensio juris domus Lancastriae</text:span><text:span text:style-name="T16"> [Defesa dos direitos da casa de Lancaster]. Nessa obra, ele esforça-se por demonstrar que a descendência em linha feminina não transmite os privilégios do sangue régio. O que ele diz é, em resumo, o seguinte: uma não recebe nas mãos a unção (de fato, essa era a regra na Inglaterra para as mulheres dos reis; mas é bom notar que mais tarde essa regra não foi observada no caso das princesas que subiram ao trono por direito hereditário: Maria Tudor; Elisabete; Maria, filha de Jaime II; Ana; e Vitória); </text:span><text:span text:style-name="T28">{(36) Para Maria Tudor, isso sobressai claramente de seu próprio missal, no texto relativo à consagração dos </text:span><text:span text:style-name="T45">cramp-rings</text:span><text:span text:style-name="T28">, aqui, p. 145-6; para Maria, filha de Jaime II, e para Vitória destaca-se dos documentos relativos a suas coroações: Leopold G. Wickham Legg, </text:span><text:span text:style-name="T45">English coronation records</text:span><text:span text:style-name="T28">, pp. 328 e 370; para Elisabete e Ana, não conheço nenhuma prova, mas não havia por que deixar-se de seguir, para a primeira, o precedente de Maria Tudor e, para a segunda, o da outra Maria. Nos diferentes rituais de sagração ingleses, transparece nitidamente que a unção das mãos foi proibida às mulheres: Legg, </text:span><text:span text:style-name="T45">loc. cit., </text:span><text:span text:style-name="T28">pp. 101, 177, 235, 266-7, 310.} </text:span><text:span text:style-name="T16">por isso, continua Fortescue, as mãos de uma rainha não têm o poder miraculoso que as dos reis possuem; nenhuma rainha pode por simples toque curar os escrofulosos. Nosso polemista acrescenta: “Da mesma maneira, o ouro e a prata que, conforme o costume anual, são durante a Sexta-feira Santa tocados pelas sagradas mãos ungidas dos reis da Inglaterra e que por estes são oferecidos curam os espasmos e a epilepsia; a potência dos anéis fabricados com esse ouro e com essa prata e colocados nos dedos dos enfermos foi, em muitos lugares do mundo, comprovada por um uso freqüente. Essa graça não é concedida às rainhas, pois as mãos destas não são ungidas”. </text:span><text:span text:style-name="T28">{(37) O texto, já publicado por J. Freind, </text:span><text:span text:style-name="T45">The history of physick</text:span><text:span text:style-name="T28">, 5ª ed., II, 1758, p. [32], foi dado pelo dr. Crawfurd, </text:span><text:span text:style-name="T45">King's evil</text:span><text:span text:style-name="T28">, p. 45, seguindo o ms. Do Brit. Mus. Cotton [Claud. A. VIII?]. Mas o dr. Crawfurd erra ao acreditar que a </text:span><text:span text:style-name="T45">Defension juris domus Lancastriae </text:span><text:span text:style-name="T28">seja inédita. Foi impressa (ou, pelo menos, liberada para publicação) por lorde Clermont, em sua edição das obras de Fortescue (cf. aqui, p. 105, n. 46), pp. 505 ss. A passagem que nos interessa está </text:span><text:span text:style-name="T20">na p. 508 nessa edição, ela apresenta algumas diferenças em relação ao texto do dr. Crawfurd, que me parece melhor e que reproduzo aqui: “Item aurum et argentum sacris unctis manibus Regun Angliae in die Parascevae, divinorum tempore (quemadmodum Reges Angliae annuatim facere solent), tactum devote et oblatum, spasmaticos et caducos curant: quemadmodum per annulos ex dicto auro seu arguento factos et digitis huiusmodi morbidorum impositos, multis in mumdi partibus crebo usu expertum est. Quae gratia Reginis non confertur, cum ipsae in manibus non ungantur”. Em forma quase idêntica, o mesmo argumento é reproduzido num pequeno tratado inglês, </text:span><text:span text:style-name="T37">Of the title of the </text:span><text:soft-page-break/><text:span text:style-name="T37">House of York</text:span><text:span text:style-name="T20">, escrito por Fortescue mais ou menos na mesma época: Crawfurd, p. 46; lorde Clermont, p. 498. Na França, no reinado de Carlos V, pode-se notar que também Jean Golein considerava o fato de uma mulher não poder curar as escrófulas um argumento em favor da sucessão em linha masculina: aqui, p. 307.} </text:span><text:span text:style-name="T16">Como vemos, já estavam bem longe os tempos de Filipa de Hainaut. É porque na opinião de Fortescue a consagração sobre o altar, o donativo e o resgate fictícios têm, agora, papel tão somente secundário no rito. O metal, transformado em remédio, extrai sua força das “sagradas” mãos que o manejaram – aliás, em última análise, ele a extrai desse óleo santo que, vertido sobre as augustas mãos, conferia-lhes, segundo se acreditava havia longo tempo, o dom de curar as escrófulas. O milagre régio absorveu tudo.</text:span></text:p>
      <text:p text:style-name="P14"><text:span text:style-name="T16">Por outro lado, já nessa época a evolução das idéias traduzira-se concretamente em considerável mudança das formas do cerimonial. Como sabemos, originariamente, os anéis só eram fabricados mais tarde, com o ouro e a prata das moedas que eram depositadas sobre o altar no decurso da cerimônia da Sexta-feira Santa e, em seguida, fundidas. Acabou-se por achar mais cômodo mandar fazê-los antecipadamente e, no dia determinado, trazê-los já todos prontos. Agora eram tais anéis, e não as mais valiosas moedas de outrora, o que por um momento se depositava ao pé da cruz e em seguida se resgatava mediante uma soma, invariavelmente fixada em 25 shillings. Um exame atento das contas régias permite descobrir que essa modificação ocorreu entre 1413 e 1442, provavelmente durante os primeiros anos do reinado de Henrique VI. </text:span><text:span text:style-name="T20">{</text:span><text:span text:style-name="T31">(38) Aqui, Apêndice 1, p. 284.} </text:span><text:span text:style-name="T16">O costume assim transformado continua em vigor sob os Tudor. No reinado de Henrique VIII, um cerimonial da corte informa-nos de que pertencia ao mais insigne fidalgo o privilégio de, antes da oferenda, </text:span><text:span text:style-name="T32">apresentar ao rei o recipiente que continha os anéis. </text:span><text:span text:style-name="T31">{(39) Pelo que sei, existem aos menos três manuscritos desse cerimonial: 1º, Bibl. Nat. anglais 29, que parece datar do 13º ano do reinado de Henrique VIII (f. 1 v); texto sobre os </text:span><text:span text:style-name="T47">cramp-rings</text:span><text:span text:style-name="T31"> na f. 14 v; seguindo esse ms., a passagem sobre os </text:span><text:span text:style-name="T47">cramp-rings</text:span><text:span text:style-name="T31"> foi publicada em </text:span><text:span text:style-name="T47">The Gentleman's Magazine</text:span><text:span text:style-name="T31">, 1834, I, p. 48 (</text:span><text:span text:style-name="T47">The Gentleman's Magazine Library</text:span><text:span text:style-name="T31">, III, p. 39); e decerto copiada do </text:span><text:span text:style-name="T47">Gentleman's Magazine</text:span><text:span text:style-name="T31"> por Crawfurd, “Cramp-rings”, p. 167; 2º, um ms.de aproximadamente 1500, proveniente da coleção de Anstis, rei de armas da Ordem da Jarreteira, e conservado na coleção dos duques de Northumberland; seguindo esse ms., a passagem sobre os </text:span><text:span text:style-name="T47">cramp-rings</text:span><text:span text:style-name="T31"> foi publicada por Th. Percy, </text:span><text:span text:style-name="T47">The regulations and establishment of the household of Henry Algernon Percy, the fifth earl of Northumberland</text:span><text:span text:style-name="T31">, Londres, 1827 (reimpressão), p. 436, e copiado de Percy por Maskell, </text:span><text:span text:style-name="T47">Monuments ritualia</text:span><text:span text:style-name="T31">, 2ª ed, III, p. 390, n. 1, assim como por </text:span><text:span text:style-name="T47">The Gentleman's Magazine</text:span><text:span text:style-name="T31">, 1774, p. 247 (</text:span><text:span text:style-name="T47">The Gentleman's Magazine Library</text:span><text:span text:style-name="T31">, III, p. 38); 3º, um ms. Conservado com o nº 7 do College of Arms, em Londres; ele data da primeira metade do século XVI: cf. Farquhar, “Royal charities”, I, p. 67, n. 6, e p. 81, n. 1 (e comunicação pessoal da srta. Farquhar). Confrontei o texto dado pelo dr. Crawfurd com o do ms.da Bibl. Nat. e achei-o correto (note-se, entretanto, que as palavras entre parênteses, linha 5, foram acrescentadas pelo dr. Crawfurd).} </text:span><text:span text:style-name="T32">Um pouco mais tarde, uma curiosa miniatura que faz parte do missal de Maria Tudor e que precede imediatamente o texto do ofício litúrgico usado para a bênção dos </text:span><text:span text:style-name="T48">cramp-rings</text:span><text:span text:style-name="T32"> mostra-nos a rainha ajoelhada diante do altar; à direita e à esquerda da monarca, sobre os rebordos da espécie de recinto retangular onde ela está, vêem-se duas taças de ouro rasas; nestas, o artista desenho (de forma esquemática mas reconhecível) pequenos aros de metal. </text:span><text:span text:style-name="T31">{(40) Apêndice 2, nº 19.}</text:span></text:p>
      <text:p text:style-name="P15"><text:span text:style-name="T31">P</text:span><text:span text:style-name="T16">or certo, só tinha em mente fins práticos o primeiro mestre-de-cerimônias que (provavelmente no começo do reinado de Henrique VI) produziu essa alteração nos costumes tradicionais; ele queria eliminar uma complicação que julgava inútil. Mas, simplificando o velho rito, modificou-o profundamente. De fato, a ficção jurídica que constituía a alma do rito tinha sentido se, e apenas se, a matéria que servira para fabricar os anéis houvesse sido objeto de verdadeira oferenda e, assim, em nada se distinguisse dos donativos normais, não tendo a mais mínima aparência de haver sido feita de propósito; de modo que se tivesse o direito de considerar que durante algum tempo aquele ouro e aquela prata pertenceram, com total propriedade, ao altar e à cruz. Ora, que se oferece durante uma solenidade religiosa? Moedas. Daí o uso de florins, nobles e esterlinas para os </text:span><text:span text:style-name="T34">cramp-rings</text:span><text:span text:style-name="T16"> régios, e o uso de pennies (moedas mais modestas) ou, hoje, shillings (provenientes de coletas, sinceras ou fictícias) para os tantos outros anéis curativos. Depositar sem </text:span><text:soft-page-break/><text:span text:style-name="T16">cerimônia os anéis sobre o altar era reconhecer que o donativo não passava de simulação; era, por isso mesmo, esvaziar de sentido o simulacro. É provável que desde o começo do século XV a antiga prática da falsa oferenda e do falso resgate não fosse mais cumprida. Fortescue e o cerimonial de Henrique VIII dizem simplesmente que o rei “oferece” os anéis – entenda-se, sem dúvida, que por um momento ele coloca-os sobre o altar; uma vez feito isso, a cerimônia parece-lhes terminada. Que importa que em seguida um pouco de prata monetária fosse depositado mais ou menos no mesmo lugar no qual antes haviam estado os aros de metal? Ninguém se lembrava mais de que esse ato de banal generosidade, aparentemente desprovido de qualquer vínculo com o rito da consagração que acabara de ser realizado, fora outrora a peça-chave de tal rito. </text:span><text:span text:style-name="T31">{(41) Nesse ponto, perdia-se no reinado de Maria Tudor o sentido do resgate, se confiarmos no relato (que será citado mais adiante) do veneziano Faitta, segundo o qual a rainha, na Sexta-feira Santa, também consagrava anéis que lhe eram remetidos por particulares e que ela, sem dúvida, devolvia tão longo se cumpria o rito. Provavelmente, esse fato explica (como observa o sr. C. J. Thompson, </text:span><text:span text:style-name="T47">Royal cramp and other medycinable rings</text:span><text:span text:style-name="T31">, p. 9) que em alguns textos se encontrem, a partir do final do século XV, a menção de </text:span><text:span text:style-name="T47">cramp-rings</text:span><text:span text:style-name="T31"> providos de pedra preciosa. Se esses </text:span><text:span text:style-name="T47">cramp-rings</text:span><text:span text:style-name="T31"> forem considerados anéis benzidos pelo rei, evidentemente só se poderá reputá-los anéis entregues por particulares para esse fim; mas, como nada nos textos especifica que se trate de </text:span><text:span text:style-name="T47">cramp-rings</text:span><text:span text:style-name="T31"> “régios”, podemos supor que estamos tratando de quaisquer anéis mágicos tidos como eficazes contra a cãibra.}</text:span></text:p>
      <text:p text:style-name="P15"><text:span text:style-name="T31">D</text:span><text:span text:style-name="T16">o mesmo modo, um dia o próprio depósito dos anéis sobre o altar deixou de ser o centro do rito. Lendo-se o texto de Fortescue, tem-se a impressão de que já na época desse jurista o rei tocava os anéis para impregná-los com a miraculosa virtude de sua mão. Seja como for, é esse o gesto que o cerimonial seguido no tempo de Maria Tudor vai mostrar-nos com clareza. Aliás, o acaso quis que só a respeito desse reinado, o último a assistir ao antigo costume, fôssemos com algum detalhe informados sobre o ritual de consagração dos </text:span><text:span text:style-name="T34">cramp-rings</text:span><text:span text:style-name="T16">. Acaso infeliz, mas que não deve inquietar-nos em excesso, pois não podemos crer que Maria Tudor, fiel às antigas crenças, tivesse suprimido dos costumes da corte algum traço propriamente religioso; tampouco podemos crer que essa soberana tivesse mantido as inovações eventualmente introduzidas por seus dois predecessores protestantes. Sem medo de errar, podemos admitir que as regras seguidas por Maria Tudor já existiam nos reinados dos últimos reis católicos, antes da Reforma. Portanto, segundo a liturgia contida no próprio missal da rainha </text:span><text:span text:style-name="T31">{(42) Sobre o missal de Maria Tudor, hoje conservado na biblioteca da catedral (católica) de Westminster, cf. aqui, Apêndice 2, nº 6. A liturgia dos </text:span><text:span text:style-name="T47">cramp-rings</text:span><text:span text:style-name="T31"> dada por esse missal foi diversas vezes publicada, especialmente por Gilbert Burnett, </text:span><text:span text:style-name="T47">The history of the Reformation</text:span><text:span text:style-name="T31">, ed. Pocock, V, Londres, 1865, p. 445; Wilkins, </text:span><text:span text:style-name="T47">Concilia Magnae Britanniae et Hiberniae</text:span><text:span text:style-name="T31">, IV, f. 1737, p. 103; s. Pegge, </text:span><text:span text:style-name="T47">Curialia Miscellanea</text:span><text:span text:style-name="T31">, Londres, 1818, p. 164; Crawfurd, “Cramp-rings”, p. 182. Para a tradução inglesa dessa liturgia, que sem dúvida data do reinado de Jaime II, ver aqui, p. 255, n. 15.} </text:span><text:span text:style-name="T16">e o relato de uma testemunha ocular, o veneziano Faitta, </text:span><text:span text:style-name="T33">{(43) </text:span><text:span text:style-name="T49">Calendar of state papers, Venice</text:span><text:span text:style-name="T33">, VI, 1, nº 473, p. 436. Faitta era secretário do cardeal Pole; viu Maria benzer os anéis a 4 de abril de 1556.} </text:span><text:span text:style-name="T16">eis como, no reinado da piedosa Maria e, por certo, em reinados bem anteriores ao dela, desenvolvia-se o cerimonial régio da Sexta-feira Santa.</text:span></text:p>
      <text:p text:style-name="P15"><text:span text:style-name="T16">Uma vez terminada a adoração da cruz, a rainha coloca-se num quadrado formado ao pé do altar por quatro bancos cobertos de tecidos ou tapetes; ela ajoelha-se; a seu lado, depositam-se as bandejas cheias de anéis – pode-se reconhecer o próprio quadro que, como vimos, foi pintado numa das folhas de seu missal. Primeiro, ela diz uma prece (bastante longa) cuja única passagem notável é uma espécie de exaltação da realeza sagrada:</text:span></text:p>
      <text:p text:style-name="P24"><text:span text:style-name="T52">Deus Todo-poderoso, Eterno, […] que quiseste que aqueles que foram por ti elevados ao cume da dignidade régia fossem ornados de graças insignes e os constituíste em instrumentos e em canais de teus dons, de modo que, assim como eles reinam e governam por ti, assim também por tua vontade são úteis aos outros homens e transmitem teus benefícios a seus povos […]. </text:span></text:p>
      <text:p text:style-name="P16"><text:span text:style-name="T33"/></text:p>
      <text:p text:style-name="P16"><text:span text:style-name="T33">D</text:span><text:span text:style-name="T16">epois vêm (dessa vez pronunciadas sobre os anéis) outra prece e duas fórmulas de</text:span></text:p>
      <text:p text:style-name="P16"><text:soft-page-break/><text:span text:style-name="T16"><text:s/>bênção; aí aparece com nitidez a idéia de mal demoníaco aplicada à epilepsia:</text:span></text:p>
      <text:p text:style-name="P16"><text:span text:style-name="T16"/></text:p>
      <text:p text:style-name="P26"><text:span text:style-name="T16">Deus […] digna-te de abençoar e santificar estes anéis [assim se expressa a segunda bênção, particularmente explícita] a fim de que todos aqueles que os usem, colocados ao abrigo das emboscadas de Satã, […] sejam protegidos contra a contração dos nervos e os perigos de epilepsia.</text:span></text:p>
      <text:p text:style-name="P25"><text:span text:style-name="T16"/></text:p>
      <text:p text:style-name="P18"><text:span text:style-name="T16">Em seguida, há um salmo, provavelmente cantado pelos clérigos presentes, e outra prece, em que se traduz o assaz curioso desejo de indicar que a cerimônia não encerra nenhum apelo a uma magia proibida: “que toda superstição desapareça, que se afaste toda suspeita de fraude simbólica”!</text:span></text:p>
      <text:p text:style-name="P16"><text:span text:style-name="T16">Então, vem o ato essencial. A rainha pega os anéis e esfrega-os entre as mãos, sem dúvida um a um, dizendo as seguintes palavras, as quais explicam melhor que qualquer comentário o significado do gesto:</text:span></text:p>
      <text:p text:style-name="P16"><text:span text:style-name="T16"/></text:p>
      <text:p text:style-name="P27"><text:span text:style-name="T51">Senhor, santifica estes anéis; em tua bondade asperge-os com o orvalho de tua bênção e </text:span><text:span text:style-name="T53">consagra-os pela fricção de nossas mãos, as quais tu te dignaste de santificar, segundo a ordem de nosso ministério, pela unção dos santos óleos</text:span><text:span text:style-name="T54">, de modo que aquilo que a natureza do metal não poderia fornecer seja realizado pela grandeza de tua graça.</text:span><text:span text:style-name="T7"> </text:span><text:span text:style-name="T33">{(44) “Omnipotens sempiterne Deus, qui […] quos ad regalis sublimitatis fastigium extulisti, insignioribus gratiss ornatos, donorumque tuorum organa atque canales esse voluisti, ut sicut per te regnant aliisque praesunt, ita te authore reliquis prosint, et tua in populum beneficia conferant” (Crawfurd, pp. 182-3). “Deus […] hos annulos propitius benedicere et sanctificare digneris; ut omnes qui eos gestabunt sint immunes ab omnibus Satanae insidiis, sint armati virtute coelestis defensionis, nec eos infestet vel nervorum contractio, vel comitialis morbi pericula” (</text:span><text:span text:style-name="T49">ibid.</text:span><text:span text:style-name="T33">, p. 183). “[…] facessat omnis superstitio, procul absit diabolicae fraudis suspicio” (</text:span><text:span text:style-name="T49">ibid.</text:span><text:span text:style-name="T33">, mesma página). “Sanctifica Domine annulos istos, et rore tuae benedictionis benignus asperge, ac manuum nostrarum confricatione, quas, olei sacra infusione externa, sanctificare dignatus es pro ministerii nostri modo, consecra, ut quod natura metalli praestare non possit, gratiae tuae magnitudine efficiatur” (</text:span><text:span text:style-name="T49">ibid.</text:span><text:span text:style-name="T33">, p. 184).</text:span></text:p>
      <text:p text:style-name="P28"><text:span text:style-name="T33"/></text:p>
      <text:p text:style-name="P19">Enfim, uma ação realmente religiosa: os anéis são aspergidos com água benta (não se sabe se pela própria rainha ou por um padre de sua capela), enquanto a monarca e decerto também os assistentes pronunciam mais algumas preces.</text:p>
      <text:p text:style-name="P17">Assim, uma vez colocada à parte a água benta (e seu emprego na cerimônia não tem outra origem senão um banal desejo de religiosidade, análogo ao que explica a presença do sinal-da-cruz no toque das escrófulas), o prestígio da força sobrenatural emanada dos reis apagou todo o resto. Nem o missal da rainha nem o relato do veneziano mencionam, já não digo o resgate dos anéis, mas nem ao menos seu depósito sobre o altar. No entanto, é provável que essa última parte do rito tradicional ainda fosse cumprida no reinado de Maria Tudor; não se poderia duvidar de que estivesse em vigor sob Henrique VIII; e não vemos por que Maria Tudor a suprimiria. Sem dúvida, era realizada depois das preces, o que explicaria o fato de o missal não falar dela. Mas ninguém lhe dava mais importância – daí o silêncio de Faitta. O ponto culminante do rito estava agora em outro ponto: nessa liturgia em que o monarca, como no serviço das escrófulas, tinha ampla participação; e, sobretudo, nesse ato de friccionar os anéis entre as mãos “santificadas” pela unção, no qual doravante se vê, nos próprios termos da prece oficial, o ato consagrador por excelência. Uma evolução que se iniciara no começo do século XIV e que talvez tenha sido ativada por propósitos interesseiros de Eduardo II chegara ao fim: a velha mágica transformara-se, de forma definitiva, em milagre verdadeiramente régio. O término dessa mudança deve, com certeza, ser datado de por volta de 1500. Como dissemos, é nos primeiros anos do século XVI que aparece uma tentativa de ligar os <text:span text:style-name="T1">cramp-rings </text:span>à grande figura de Eduardo, o Confessor, já o patrono do toque das <text:span text:style-name="T55">escrófulas – assim, os anéis medicinais estavam de todo incorporados ao ciclo da realeza miraculosa. Mais tarde, teremos ocasião de ver que é também nesse momento que essa nova forma do dom </text:span><text:soft-page-break/><text:span text:style-name="T55">taumatúrgico atribuído aos monarcas ingleses parece atingir sua maior popularidade. Na verdade, essa usurpação de um poder curativo que até aquele momento era atribuído à influência do altar e da cruz é o mais belo exemplo da força que, na aurora da “Renascença”, o velho conceito de realeza sagrada ainda possuía.</text:span></text:p>
      <text:p text:style-name="P4"/>
      <text:p text:style-name="P3"/>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4:59:10.771000000</meta:creation-date>
    <dc:date>2016-07-28T19:53:41.950000000</dc:date>
    <meta:editing-duration>PT15M11S</meta:editing-duration>
    <meta:editing-cycles>2</meta:editing-cycles>
    <meta:generator>LibreOffice/4.4.2.2$Windows_x86 LibreOffice_project/c4c7d32d0d49397cad38d62472b0bc8acff48dd6</meta:generator>
    <meta:document-statistic meta:table-count="0" meta:image-count="0" meta:object-count="0" meta:page-count="15" meta:paragraph-count="40" meta:word-count="10918" meta:character-count="66576" meta:non-whitespace-character-count="55667"/>
  </office:meta>
</office:document-meta>
</file>